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24mm"/>
    </style:style>
    <style:style style:name="co3" style:family="table-column">
      <style:table-column-properties fo:break-before="auto" style:column-width="18.79mm"/>
    </style:style>
    <style:style style:name="co4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Erik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HP</text:p>
          </table:table-cell>
          <table:table-cell office:value-type="string" calcext:value-type="string">
            <text:p>MMP</text:p>
          </table:table-cell>
          <table:table-cell office:value-type="string" calcext:value-type="string">
            <text:p>ATQ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LUK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alquiria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formula="of:=SUM([.$D6:.$K6])" office:value-type="float" office:value="23.5" calcext:value-type="float">
            <text:p>23,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entalista</text:p>
          </table:table-cell>
          <table:table-cell table:number-columns-repeated="8"/>
          <table:table-cell table:formula="of:=SUM([.$D7:.$K7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ag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table:formula="of:=SUM([.$D8:.$K8])" office:value-type="float" office:value="26.5" calcext:value-type="float">
            <text:p>26,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acerdo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table:formula="of:=SUM([.$D9:.$K9])" office:value-type="float" office:value="28.5" calcext:value-type="float">
            <text:p>28,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Píca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$D10:.$K10])"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Andros</text:p>
          </table:table-cell>
          <table:table-cell table:number-columns-repeated="10"/>
          <table:table-cell office:value-type="string" calcext:value-type="string">
            <text:p>26 Total en Personaj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HP</text:p>
          </table:table-cell>
          <table:table-cell office:value-type="string" calcext:value-type="string">
            <text:p>MMP</text:p>
          </table:table-cell>
          <table:table-cell office:value-type="string" calcext:value-type="string">
            <text:p>ATQ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LUK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alquiri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$D14:.$K14])"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entalis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$D15:.$K15])"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ag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,5</text:p>
          </table:table-cell>
          <table:table-cell table:formula="of:=SUM([.$D16:.$K16])"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acerdote</text:p>
          </table:table-cell>
          <table:table-cell office:value-type="float" office:value="2.5" calcext:value-type="float">
            <text:p>2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.5" calcext:value-type="float">
            <text:p>1,5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2" office:value-type="float" office:value="3.5" calcext:value-type="float">
            <text:p>3,5</text:p>
          </table:table-cell>
          <table:table-cell table:formula="of:=SUM([.$D17:.$K17])"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Pícar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$D18:.$K18])" office:value-type="float" office:value="26" calcext:value-type="float">
            <text:p>26</text:p>
          </table:table-cell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 table:number-columns-spanned="3" table:number-rows-spanned="1">
            <text:p>Maga</text:p>
          </table:table-cell>
          <table:covered-table-cell table:number-columns-repeated="2"/>
          <table:table-cell table:number-columns-repeated="13"/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Val. Sta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ROUND(SUM([.$D23]; ROUND(([.E$22]-1)*TRUNC([.$C23]*[.$R$21];0)));0)" office:value-type="float" office:value="127" calcext:value-type="float">
            <text:p>127</text:p>
          </table:table-cell>
          <table:table-cell table:formula="of:=ROUND(SUM([.$D23]; ROUND(([.F$22]-1)*TRUNC([.$C23]*[.$R$21];0)));0)" office:value-type="float" office:value="157" calcext:value-type="float">
            <text:p>157</text:p>
          </table:table-cell>
          <table:table-cell table:formula="of:=ROUND(SUM([.$D23]; ROUND(([.G$22]-1)*TRUNC([.$C23]*[.$R$21];0)));0)" office:value-type="float" office:value="187" calcext:value-type="float">
            <text:p>187</text:p>
          </table:table-cell>
          <table:table-cell table:formula="of:=ROUND(SUM([.$D23]; ROUND(([.H$22]-1)*TRUNC([.$C23]*[.$R$21];0)));0)" office:value-type="float" office:value="217" calcext:value-type="float">
            <text:p>217</text:p>
          </table:table-cell>
          <table:table-cell table:formula="of:=ROUND(SUM([.$D23]; ROUND(([.I$22]-1)*TRUNC([.$C23]*[.$R$21];0)));0)" office:value-type="float" office:value="247" calcext:value-type="float">
            <text:p>247</text:p>
          </table:table-cell>
          <table:table-cell table:formula="of:=ROUND(SUM([.$D23]; ROUND(([.J$22]-1)*TRUNC([.$C23]*[.$R$21];0)));0)" office:value-type="float" office:value="277" calcext:value-type="float">
            <text:p>277</text:p>
          </table:table-cell>
          <table:table-cell table:formula="of:=ROUND(SUM([.$D23]; ROUND(([.K$22]-1)*TRUNC([.$C23]*[.$R$21];0)));0)" office:value-type="float" office:value="307" calcext:value-type="float">
            <text:p>307</text:p>
          </table:table-cell>
          <table:table-cell table:formula="of:=ROUND(SUM([.$D23]; ROUND(([.L$22]-1)*TRUNC([.$C23]*[.$R$21];0)));0)" office:value-type="float" office:value="337" calcext:value-type="float">
            <text:p>337</text:p>
          </table:table-cell>
          <table:table-cell table:formula="of:=ROUND(SUM([.$D23]; ROUND(([.M$22]-1)*TRUNC([.$C23]*[.$R$21];0)));0)" office:value-type="float" office:value="367" calcext:value-type="float">
            <text:p>367</text:p>
          </table:table-cell>
          <table:table-cell table:formula="of:=ROUND(SUM([.$D23]; ROUND(([.N$22]-1)*TRUNC([.$C23]*[.$R$21];0)));0)"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P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formula="of:=ROUND(SUM([.$D24]; ROUND(([.E$22]-1)*TRUNC([.$C24]*[.$R$21];0)));0)" office:value-type="float" office:value="263" calcext:value-type="float">
            <text:p>263</text:p>
          </table:table-cell>
          <table:table-cell table:formula="of:=ROUND(SUM([.$D24]; ROUND(([.F$22]-1)*TRUNC([.$C24]*[.$R$21];0)));0)" office:value-type="float" office:value="333" calcext:value-type="float">
            <text:p>333</text:p>
          </table:table-cell>
          <table:table-cell table:formula="of:=ROUND(SUM([.$D24]; ROUND(([.G$22]-1)*TRUNC([.$C24]*[.$R$21];0)));0)" office:value-type="float" office:value="403" calcext:value-type="float">
            <text:p>403</text:p>
          </table:table-cell>
          <table:table-cell table:formula="of:=ROUND(SUM([.$D24]; ROUND(([.H$22]-1)*TRUNC([.$C24]*[.$R$21];0)));0)" office:value-type="float" office:value="473" calcext:value-type="float">
            <text:p>473</text:p>
          </table:table-cell>
          <table:table-cell table:formula="of:=ROUND(SUM([.$D24]; ROUND(([.I$22]-1)*TRUNC([.$C24]*[.$R$21];0)));0)" office:value-type="float" office:value="543" calcext:value-type="float">
            <text:p>543</text:p>
          </table:table-cell>
          <table:table-cell table:formula="of:=ROUND(SUM([.$D24]; ROUND(([.J$22]-1)*TRUNC([.$C24]*[.$R$21];0)));0)" office:value-type="float" office:value="613" calcext:value-type="float">
            <text:p>613</text:p>
          </table:table-cell>
          <table:table-cell table:formula="of:=ROUND(SUM([.$D24]; ROUND(([.K$22]-1)*TRUNC([.$C24]*[.$R$21];0)));0)" office:value-type="float" office:value="683" calcext:value-type="float">
            <text:p>683</text:p>
          </table:table-cell>
          <table:table-cell table:formula="of:=ROUND(SUM([.$D24]; ROUND(([.L$22]-1)*TRUNC([.$C24]*[.$R$21];0)));0)" office:value-type="float" office:value="753" calcext:value-type="float">
            <text:p>753</text:p>
          </table:table-cell>
          <table:table-cell table:formula="of:=ROUND(SUM([.$D24]; ROUND(([.M$22]-1)*TRUNC([.$C24]*[.$R$21];0)));0)" office:value-type="float" office:value="823" calcext:value-type="float">
            <text:p>823</text:p>
          </table:table-cell>
          <table:table-cell table:formula="of:=ROUND(SUM([.$D24]; ROUND(([.N$22]-1)*TRUNC([.$C24]*[.$R$21];0)));0)" office:value-type="float" office:value="886" calcext:value-type="float">
            <text:p>88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Q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table:formula="of:=ROUND(SUM([.$D25]; ROUND(([.E$22]-1)*TRUNC([.$C25]*[.$R$21];0)));0)" office:value-type="float" office:value="22" calcext:value-type="float">
            <text:p>22</text:p>
          </table:table-cell>
          <table:table-cell table:formula="of:=ROUND(SUM([.$D25]; ROUND(([.F$22]-1)*TRUNC([.$C25]*[.$R$21];0)));0)" office:value-type="float" office:value="42" calcext:value-type="float">
            <text:p>42</text:p>
          </table:table-cell>
          <table:table-cell table:formula="of:=ROUND(SUM([.$D25]; ROUND(([.G$22]-1)*TRUNC([.$C25]*[.$R$21];0)));0)" office:value-type="float" office:value="62" calcext:value-type="float">
            <text:p>62</text:p>
          </table:table-cell>
          <table:table-cell table:formula="of:=ROUND(SUM([.$D25]; ROUND(([.H$22]-1)*TRUNC([.$C25]*[.$R$21];0)));0)" office:value-type="float" office:value="82" calcext:value-type="float">
            <text:p>82</text:p>
          </table:table-cell>
          <table:table-cell table:formula="of:=ROUND(SUM([.$D25]; ROUND(([.I$22]-1)*TRUNC([.$C25]*[.$R$21];0)));0)" office:value-type="float" office:value="102" calcext:value-type="float">
            <text:p>102</text:p>
          </table:table-cell>
          <table:table-cell table:formula="of:=ROUND(SUM([.$D25]; ROUND(([.J$22]-1)*TRUNC([.$C25]*[.$R$21];0)));0)" office:value-type="float" office:value="122" calcext:value-type="float">
            <text:p>122</text:p>
          </table:table-cell>
          <table:table-cell table:formula="of:=ROUND(SUM([.$D25]; ROUND(([.K$22]-1)*TRUNC([.$C25]*[.$R$21];0)));0)" office:value-type="float" office:value="142" calcext:value-type="float">
            <text:p>142</text:p>
          </table:table-cell>
          <table:table-cell table:formula="of:=ROUND(SUM([.$D25]; ROUND(([.L$22]-1)*TRUNC([.$C25]*[.$R$21];0)));0)" office:value-type="float" office:value="162" calcext:value-type="float">
            <text:p>162</text:p>
          </table:table-cell>
          <table:table-cell table:formula="of:=ROUND(SUM([.$D25]; ROUND(([.M$22]-1)*TRUNC([.$C25]*[.$R$21];0)));0)" office:value-type="float" office:value="182" calcext:value-type="float">
            <text:p>182</text:p>
          </table:table-cell>
          <table:table-cell table:formula="of:=ROUND(SUM([.$D25]; ROUND(([.N$22]-1)*TRUNC([.$C25]*[.$R$21];0)));0)"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EF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table:formula="of:=ROUND(SUM([.$D26]; ROUND(([.E$22]-1)*TRUNC([.$C26]*[.$R$21];0)));0)" office:value-type="float" office:value="22" calcext:value-type="float">
            <text:p>22</text:p>
          </table:table-cell>
          <table:table-cell table:formula="of:=ROUND(SUM([.$D26]; ROUND(([.F$22]-1)*TRUNC([.$C26]*[.$R$21];0)));0)" office:value-type="float" office:value="42" calcext:value-type="float">
            <text:p>42</text:p>
          </table:table-cell>
          <table:table-cell table:formula="of:=ROUND(SUM([.$D26]; ROUND(([.G$22]-1)*TRUNC([.$C26]*[.$R$21];0)));0)" office:value-type="float" office:value="62" calcext:value-type="float">
            <text:p>62</text:p>
          </table:table-cell>
          <table:table-cell table:formula="of:=ROUND(SUM([.$D26]; ROUND(([.H$22]-1)*TRUNC([.$C26]*[.$R$21];0)));0)" office:value-type="float" office:value="82" calcext:value-type="float">
            <text:p>82</text:p>
          </table:table-cell>
          <table:table-cell table:formula="of:=ROUND(SUM([.$D26]; ROUND(([.I$22]-1)*TRUNC([.$C26]*[.$R$21];0)));0)" office:value-type="float" office:value="102" calcext:value-type="float">
            <text:p>102</text:p>
          </table:table-cell>
          <table:table-cell table:formula="of:=ROUND(SUM([.$D26]; ROUND(([.J$22]-1)*TRUNC([.$C26]*[.$R$21];0)));0)" office:value-type="float" office:value="122" calcext:value-type="float">
            <text:p>122</text:p>
          </table:table-cell>
          <table:table-cell table:formula="of:=ROUND(SUM([.$D26]; ROUND(([.K$22]-1)*TRUNC([.$C26]*[.$R$21];0)));0)" office:value-type="float" office:value="142" calcext:value-type="float">
            <text:p>142</text:p>
          </table:table-cell>
          <table:table-cell table:formula="of:=ROUND(SUM([.$D26]; ROUND(([.L$22]-1)*TRUNC([.$C26]*[.$R$21];0)));0)" office:value-type="float" office:value="162" calcext:value-type="float">
            <text:p>162</text:p>
          </table:table-cell>
          <table:table-cell table:formula="of:=ROUND(SUM([.$D26]; ROUND(([.M$22]-1)*TRUNC([.$C26]*[.$R$21];0)));0)" office:value-type="float" office:value="182" calcext:value-type="float">
            <text:p>182</text:p>
          </table:table-cell>
          <table:table-cell table:formula="of:=ROUND(SUM([.$D26]; ROUND(([.N$22]-1)*TRUNC([.$C26]*[.$R$21];0)));0)"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T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ROUND(SUM([.$D27]; ROUND(([.E$22]-1)*TRUNC([.$C27]*[.$R$21];0)));0)" office:value-type="float" office:value="81" calcext:value-type="float">
            <text:p>81</text:p>
          </table:table-cell>
          <table:table-cell table:formula="of:=ROUND(SUM([.$D27]; ROUND(([.F$22]-1)*TRUNC([.$C27]*[.$R$21];0)));0)" office:value-type="float" office:value="151" calcext:value-type="float">
            <text:p>151</text:p>
          </table:table-cell>
          <table:table-cell table:formula="of:=ROUND(SUM([.$D27]; ROUND(([.G$22]-1)*TRUNC([.$C27]*[.$R$21];0)));0)" office:value-type="float" office:value="221" calcext:value-type="float">
            <text:p>221</text:p>
          </table:table-cell>
          <table:table-cell table:formula="of:=ROUND(SUM([.$D27]; ROUND(([.H$22]-1)*TRUNC([.$C27]*[.$R$21];0)));0)" office:value-type="float" office:value="291" calcext:value-type="float">
            <text:p>291</text:p>
          </table:table-cell>
          <table:table-cell table:formula="of:=ROUND(SUM([.$D27]; ROUND(([.I$22]-1)*TRUNC([.$C27]*[.$R$21];0)));0)" office:value-type="float" office:value="361" calcext:value-type="float">
            <text:p>361</text:p>
          </table:table-cell>
          <table:table-cell table:formula="of:=ROUND(SUM([.$D27]; ROUND(([.J$22]-1)*TRUNC([.$C27]*[.$R$21];0)));0)" office:value-type="float" office:value="431" calcext:value-type="float">
            <text:p>431</text:p>
          </table:table-cell>
          <table:table-cell table:formula="of:=ROUND(SUM([.$D27]; ROUND(([.K$22]-1)*TRUNC([.$C27]*[.$R$21];0)));0)" office:value-type="float" office:value="501" calcext:value-type="float">
            <text:p>501</text:p>
          </table:table-cell>
          <table:table-cell table:formula="of:=ROUND(SUM([.$D27]; ROUND(([.L$22]-1)*TRUNC([.$C27]*[.$R$21];0)));0)" office:value-type="float" office:value="571" calcext:value-type="float">
            <text:p>571</text:p>
          </table:table-cell>
          <table:table-cell table:formula="of:=ROUND(SUM([.$D27]; ROUND(([.M$22]-1)*TRUNC([.$C27]*[.$R$21];0)));0)" office:value-type="float" office:value="641" calcext:value-type="float">
            <text:p>641</text:p>
          </table:table-cell>
          <table:table-cell table:formula="of:=ROUND(SUM([.$D27]; ROUND(([.N$22]-1)*TRUNC([.$C27]*[.$R$21];0)));0)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DF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ROUND(SUM([.$D28]; ROUND(([.E$22]-1)*TRUNC([.$C28]*[.$R$21];0)));0)" office:value-type="float" office:value="68" calcext:value-type="float">
            <text:p>68</text:p>
          </table:table-cell>
          <table:table-cell table:formula="of:=ROUND(SUM([.$D28]; ROUND(([.F$22]-1)*TRUNC([.$C28]*[.$R$21];0)));0)" office:value-type="float" office:value="128" calcext:value-type="float">
            <text:p>128</text:p>
          </table:table-cell>
          <table:table-cell table:formula="of:=ROUND(SUM([.$D28]; ROUND(([.G$22]-1)*TRUNC([.$C28]*[.$R$21];0)));0)" office:value-type="float" office:value="188" calcext:value-type="float">
            <text:p>188</text:p>
          </table:table-cell>
          <table:table-cell table:formula="of:=ROUND(SUM([.$D28]; ROUND(([.H$22]-1)*TRUNC([.$C28]*[.$R$21];0)));0)" office:value-type="float" office:value="248" calcext:value-type="float">
            <text:p>248</text:p>
          </table:table-cell>
          <table:table-cell table:formula="of:=ROUND(SUM([.$D28]; ROUND(([.I$22]-1)*TRUNC([.$C28]*[.$R$21];0)));0)" office:value-type="float" office:value="308" calcext:value-type="float">
            <text:p>308</text:p>
          </table:table-cell>
          <table:table-cell table:formula="of:=ROUND(SUM([.$D28]; ROUND(([.J$22]-1)*TRUNC([.$C28]*[.$R$21];0)));0)" office:value-type="float" office:value="368" calcext:value-type="float">
            <text:p>368</text:p>
          </table:table-cell>
          <table:table-cell table:formula="of:=ROUND(SUM([.$D28]; ROUND(([.K$22]-1)*TRUNC([.$C28]*[.$R$21];0)));0)" office:value-type="float" office:value="428" calcext:value-type="float">
            <text:p>428</text:p>
          </table:table-cell>
          <table:table-cell table:formula="of:=ROUND(SUM([.$D28]; ROUND(([.L$22]-1)*TRUNC([.$C28]*[.$R$21];0)));0)" office:value-type="float" office:value="488" calcext:value-type="float">
            <text:p>488</text:p>
          </table:table-cell>
          <table:table-cell table:formula="of:=ROUND(SUM([.$D28]; ROUND(([.M$22]-1)*TRUNC([.$C28]*[.$R$21];0)));0)" office:value-type="float" office:value="548" calcext:value-type="float">
            <text:p>548</text:p>
          </table:table-cell>
          <table:table-cell table:formula="of:=ROUND(SUM([.$D28]; ROUND(([.N$22]-1)*TRUNC([.$C28]*[.$R$21];0)));0)" office:value-type="float" office:value="602" calcext:value-type="float">
            <text:p>6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GI</text:p>
          </table:table-cell>
          <table:table-cell office:value-type="float" office:value="3.5" calcext:value-type="float">
            <text:p>3,5</text:p>
          </table:table-cell>
          <table:table-cell office:value-type="float" office:value="12" calcext:value-type="float">
            <text:p>12</text:p>
          </table:table-cell>
          <table:table-cell table:formula="of:=ROUND(SUM([.$D29]; ROUND(([.E$22]-1)*TRUNC([.$C29]*[.$R$21];0)));0)" office:value-type="float" office:value="57" calcext:value-type="float">
            <text:p>57</text:p>
          </table:table-cell>
          <table:table-cell table:formula="of:=ROUND(SUM([.$D29]; ROUND(([.F$22]-1)*TRUNC([.$C29]*[.$R$21];0)));0)" office:value-type="float" office:value="107" calcext:value-type="float">
            <text:p>107</text:p>
          </table:table-cell>
          <table:table-cell table:formula="of:=ROUND(SUM([.$D29]; ROUND(([.G$22]-1)*TRUNC([.$C29]*[.$R$21];0)));0)" office:value-type="float" office:value="157" calcext:value-type="float">
            <text:p>157</text:p>
          </table:table-cell>
          <table:table-cell table:formula="of:=ROUND(SUM([.$D29]; ROUND(([.H$22]-1)*TRUNC([.$C29]*[.$R$21];0)));0)" office:value-type="float" office:value="207" calcext:value-type="float">
            <text:p>207</text:p>
          </table:table-cell>
          <table:table-cell table:formula="of:=ROUND(SUM([.$D29]; ROUND(([.I$22]-1)*TRUNC([.$C29]*[.$R$21];0)));0)" office:value-type="float" office:value="257" calcext:value-type="float">
            <text:p>257</text:p>
          </table:table-cell>
          <table:table-cell table:formula="of:=ROUND(SUM([.$D29]; ROUND(([.J$22]-1)*TRUNC([.$C29]*[.$R$21];0)));0)" office:value-type="float" office:value="307" calcext:value-type="float">
            <text:p>307</text:p>
          </table:table-cell>
          <table:table-cell table:formula="of:=ROUND(SUM([.$D29]; ROUND(([.K$22]-1)*TRUNC([.$C29]*[.$R$21];0)));0)" office:value-type="float" office:value="357" calcext:value-type="float">
            <text:p>357</text:p>
          </table:table-cell>
          <table:table-cell table:formula="of:=ROUND(SUM([.$D29]; ROUND(([.L$22]-1)*TRUNC([.$C29]*[.$R$21];0)));0)" office:value-type="float" office:value="407" calcext:value-type="float">
            <text:p>407</text:p>
          </table:table-cell>
          <table:table-cell table:formula="of:=ROUND(SUM([.$D29]; ROUND(([.M$22]-1)*TRUNC([.$C29]*[.$R$21];0)));0)" office:value-type="float" office:value="457" calcext:value-type="float">
            <text:p>457</text:p>
          </table:table-cell>
          <table:table-cell table:formula="of:=ROUND(SUM([.$D29]; ROUND(([.N$22]-1)*TRUNC([.$C29]*[.$R$21];0)));0)"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UK</text:p>
          </table:table-cell>
          <table:table-cell office:value-type="float" office:value="3.5" calcext:value-type="float">
            <text:p>3,5</text:p>
          </table:table-cell>
          <table:table-cell office:value-type="float" office:value="12" calcext:value-type="float">
            <text:p>12</text:p>
          </table:table-cell>
          <table:table-cell table:formula="of:=ROUND(SUM([.$D30]; ROUND(([.E$22]-1)*TRUNC([.$C30]*[.$R$21];0)));0)" office:value-type="float" office:value="57" calcext:value-type="float">
            <text:p>57</text:p>
          </table:table-cell>
          <table:table-cell table:formula="of:=ROUND(SUM([.$D30]; ROUND(([.F$22]-1)*TRUNC([.$C30]*[.$R$21];0)));0)" office:value-type="float" office:value="107" calcext:value-type="float">
            <text:p>107</text:p>
          </table:table-cell>
          <table:table-cell table:formula="of:=ROUND(SUM([.$D30]; ROUND(([.G$22]-1)*TRUNC([.$C30]*[.$R$21];0)));0)" office:value-type="float" office:value="157" calcext:value-type="float">
            <text:p>157</text:p>
          </table:table-cell>
          <table:table-cell table:formula="of:=ROUND(SUM([.$D30]; ROUND(([.H$22]-1)*TRUNC([.$C30]*[.$R$21];0)));0)" office:value-type="float" office:value="207" calcext:value-type="float">
            <text:p>207</text:p>
          </table:table-cell>
          <table:table-cell table:formula="of:=ROUND(SUM([.$D30]; ROUND(([.I$22]-1)*TRUNC([.$C30]*[.$R$21];0)));0)" office:value-type="float" office:value="257" calcext:value-type="float">
            <text:p>257</text:p>
          </table:table-cell>
          <table:table-cell table:formula="of:=ROUND(SUM([.$D30]; ROUND(([.J$22]-1)*TRUNC([.$C30]*[.$R$21];0)));0)" office:value-type="float" office:value="307" calcext:value-type="float">
            <text:p>307</text:p>
          </table:table-cell>
          <table:table-cell table:formula="of:=ROUND(SUM([.$D30]; ROUND(([.K$22]-1)*TRUNC([.$C30]*[.$R$21];0)));0)" office:value-type="float" office:value="357" calcext:value-type="float">
            <text:p>357</text:p>
          </table:table-cell>
          <table:table-cell table:formula="of:=ROUND(SUM([.$D30]; ROUND(([.L$22]-1)*TRUNC([.$C30]*[.$R$21];0)));0)" office:value-type="float" office:value="407" calcext:value-type="float">
            <text:p>407</text:p>
          </table:table-cell>
          <table:table-cell table:formula="of:=ROUND(SUM([.$D30]; ROUND(([.M$22]-1)*TRUNC([.$C30]*[.$R$21];0)));0)" office:value-type="float" office:value="457" calcext:value-type="float">
            <text:p>457</text:p>
          </table:table-cell>
          <table:table-cell table:formula="of:=ROUND(SUM([.$D30]; ROUND(([.N$22]-1)*TRUNC([.$C30]*[.$R$21];0)));0)"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" table:number-columns-spanned="5" table:number-rows-spanned="1"/>
          <table:covered-table-cell table:number-columns-repeated="4"/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 table:number-columns-spanned="3" table:number-rows-spanned="1">
            <text:p>Valkiria</text:p>
          </table:table-cell>
          <table:covered-table-cell table:number-columns-repeated="2"/>
          <table:table-cell table:number-columns-repeated="19"/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Val. Sta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formula="of:=ROUND(SUM([.$D35]; ROUND(([.E$22]-1)*TRUNC([.$C35]*[.$R$21];0)));0)" office:value-type="float" office:value="263" calcext:value-type="float">
            <text:p>263</text:p>
          </table:table-cell>
          <table:table-cell table:formula="of:=ROUND(SUM([.$D35]; ROUND(([.F$22]-1)*TRUNC([.$C35]*[.$R$21];0)));0)" office:value-type="float" office:value="333" calcext:value-type="float">
            <text:p>333</text:p>
          </table:table-cell>
          <table:table-cell table:formula="of:=ROUND(SUM([.$D35]; ROUND(([.G$22]-1)*TRUNC([.$C35]*[.$R$21];0)));0)" office:value-type="float" office:value="403" calcext:value-type="float">
            <text:p>403</text:p>
          </table:table-cell>
          <table:table-cell table:formula="of:=ROUND(SUM([.$D35]; ROUND(([.H$22]-1)*TRUNC([.$C35]*[.$R$21];0)));0)" office:value-type="float" office:value="473" calcext:value-type="float">
            <text:p>473</text:p>
          </table:table-cell>
          <table:table-cell table:formula="of:=ROUND(SUM([.$D35]; ROUND(([.I$22]-1)*TRUNC([.$C35]*[.$R$21];0)));0)" office:value-type="float" office:value="543" calcext:value-type="float">
            <text:p>543</text:p>
          </table:table-cell>
          <table:table-cell table:formula="of:=ROUND(SUM([.$D35]; ROUND(([.J$22]-1)*TRUNC([.$C35]*[.$R$21];0)));0)" office:value-type="float" office:value="613" calcext:value-type="float">
            <text:p>613</text:p>
          </table:table-cell>
          <table:table-cell table:formula="of:=ROUND(SUM([.$D35]; ROUND(([.K$22]-1)*TRUNC([.$C35]*[.$R$21];0)));0)" office:value-type="float" office:value="683" calcext:value-type="float">
            <text:p>683</text:p>
          </table:table-cell>
          <table:table-cell table:formula="of:=ROUND(SUM([.$D35]; ROUND(([.L$22]-1)*TRUNC([.$C35]*[.$R$21];0)));0)" office:value-type="float" office:value="753" calcext:value-type="float">
            <text:p>753</text:p>
          </table:table-cell>
          <table:table-cell table:formula="of:=ROUND(SUM([.$D35]; ROUND(([.M$22]-1)*TRUNC([.$C35]*[.$R$21];0)));0)" office:value-type="float" office:value="823" calcext:value-type="float">
            <text:p>823</text:p>
          </table:table-cell>
          <table:table-cell table:formula="of:=ROUND(SUM([.$D35]; ROUND(([.N$22]-1)*TRUNC([.$C35]*[.$R$21];0)));0)" office:value-type="float" office:value="886" calcext:value-type="float">
            <text:p>88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P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ROUND(SUM([.$D36]; ROUND(([.E$22]-1)*TRUNC([.$C36]*[.$R$21];0)));0)" office:value-type="float" office:value="127" calcext:value-type="float">
            <text:p>127</text:p>
          </table:table-cell>
          <table:table-cell table:formula="of:=ROUND(SUM([.$D36]; ROUND(([.F$22]-1)*TRUNC([.$C36]*[.$R$21];0)));0)" office:value-type="float" office:value="157" calcext:value-type="float">
            <text:p>157</text:p>
          </table:table-cell>
          <table:table-cell table:formula="of:=ROUND(SUM([.$D36]; ROUND(([.G$22]-1)*TRUNC([.$C36]*[.$R$21];0)));0)" office:value-type="float" office:value="187" calcext:value-type="float">
            <text:p>187</text:p>
          </table:table-cell>
          <table:table-cell table:formula="of:=ROUND(SUM([.$D36]; ROUND(([.H$22]-1)*TRUNC([.$C36]*[.$R$21];0)));0)" office:value-type="float" office:value="217" calcext:value-type="float">
            <text:p>217</text:p>
          </table:table-cell>
          <table:table-cell table:formula="of:=ROUND(SUM([.$D36]; ROUND(([.I$22]-1)*TRUNC([.$C36]*[.$R$21];0)));0)" office:value-type="float" office:value="247" calcext:value-type="float">
            <text:p>247</text:p>
          </table:table-cell>
          <table:table-cell table:formula="of:=ROUND(SUM([.$D36]; ROUND(([.J$22]-1)*TRUNC([.$C36]*[.$R$21];0)));0)" office:value-type="float" office:value="277" calcext:value-type="float">
            <text:p>277</text:p>
          </table:table-cell>
          <table:table-cell table:formula="of:=ROUND(SUM([.$D36]; ROUND(([.K$22]-1)*TRUNC([.$C36]*[.$R$21];0)));0)" office:value-type="float" office:value="307" calcext:value-type="float">
            <text:p>307</text:p>
          </table:table-cell>
          <table:table-cell table:formula="of:=ROUND(SUM([.$D36]; ROUND(([.L$22]-1)*TRUNC([.$C36]*[.$R$21];0)));0)" office:value-type="float" office:value="337" calcext:value-type="float">
            <text:p>337</text:p>
          </table:table-cell>
          <table:table-cell table:formula="of:=ROUND(SUM([.$D36]; ROUND(([.M$22]-1)*TRUNC([.$C36]*[.$R$21];0)));0)" office:value-type="float" office:value="367" calcext:value-type="float">
            <text:p>367</text:p>
          </table:table-cell>
          <table:table-cell table:formula="of:=ROUND(SUM([.$D36]; ROUND(([.N$22]-1)*TRUNC([.$C36]*[.$R$21];0)));0)"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Q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ROUND(SUM([.$D37]; ROUND(([.E$22]-1)*TRUNC([.$C37]*[.$R$21];0)));0)" office:value-type="float" office:value="47" calcext:value-type="float">
            <text:p>47</text:p>
          </table:table-cell>
          <table:table-cell table:formula="of:=ROUND(SUM([.$D37]; ROUND(([.F$22]-1)*TRUNC([.$C37]*[.$R$21];0)));0)" office:value-type="float" office:value="87" calcext:value-type="float">
            <text:p>87</text:p>
          </table:table-cell>
          <table:table-cell table:formula="of:=ROUND(SUM([.$D37]; ROUND(([.G$22]-1)*TRUNC([.$C37]*[.$R$21];0)));0)" office:value-type="float" office:value="127" calcext:value-type="float">
            <text:p>127</text:p>
          </table:table-cell>
          <table:table-cell table:formula="of:=ROUND(SUM([.$D37]; ROUND(([.H$22]-1)*TRUNC([.$C37]*[.$R$21];0)));0)" office:value-type="float" office:value="167" calcext:value-type="float">
            <text:p>167</text:p>
          </table:table-cell>
          <table:table-cell table:formula="of:=ROUND(SUM([.$D37]; ROUND(([.I$22]-1)*TRUNC([.$C37]*[.$R$21];0)));0)" office:value-type="float" office:value="207" calcext:value-type="float">
            <text:p>207</text:p>
          </table:table-cell>
          <table:table-cell table:formula="of:=ROUND(SUM([.$D37]; ROUND(([.J$22]-1)*TRUNC([.$C37]*[.$R$21];0)));0)" office:value-type="float" office:value="247" calcext:value-type="float">
            <text:p>247</text:p>
          </table:table-cell>
          <table:table-cell table:formula="of:=ROUND(SUM([.$D37]; ROUND(([.K$22]-1)*TRUNC([.$C37]*[.$R$21];0)));0)" office:value-type="float" office:value="287" calcext:value-type="float">
            <text:p>287</text:p>
          </table:table-cell>
          <table:table-cell table:formula="of:=ROUND(SUM([.$D37]; ROUND(([.L$22]-1)*TRUNC([.$C37]*[.$R$21];0)));0)" office:value-type="float" office:value="327" calcext:value-type="float">
            <text:p>327</text:p>
          </table:table-cell>
          <table:table-cell table:formula="of:=ROUND(SUM([.$D37]; ROUND(([.M$22]-1)*TRUNC([.$C37]*[.$R$21];0)));0)" office:value-type="float" office:value="367" calcext:value-type="float">
            <text:p>367</text:p>
          </table:table-cell>
          <table:table-cell table:formula="of:=ROUND(SUM([.$D37]; ROUND(([.N$22]-1)*TRUNC([.$C37]*[.$R$21];0)));0)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ROUND(SUM([.$D38]; ROUND(([.E$22]-1)*TRUNC([.$C38]*[.$R$21];0)));0)" office:value-type="float" office:value="68" calcext:value-type="float">
            <text:p>68</text:p>
          </table:table-cell>
          <table:table-cell table:formula="of:=ROUND(SUM([.$D38]; ROUND(([.F$22]-1)*TRUNC([.$C38]*[.$R$21];0)));0)" office:value-type="float" office:value="128" calcext:value-type="float">
            <text:p>128</text:p>
          </table:table-cell>
          <table:table-cell table:formula="of:=ROUND(SUM([.$D38]; ROUND(([.G$22]-1)*TRUNC([.$C38]*[.$R$21];0)));0)" office:value-type="float" office:value="188" calcext:value-type="float">
            <text:p>188</text:p>
          </table:table-cell>
          <table:table-cell table:formula="of:=ROUND(SUM([.$D38]; ROUND(([.H$22]-1)*TRUNC([.$C38]*[.$R$21];0)));0)" office:value-type="float" office:value="248" calcext:value-type="float">
            <text:p>248</text:p>
          </table:table-cell>
          <table:table-cell table:formula="of:=ROUND(SUM([.$D38]; ROUND(([.I$22]-1)*TRUNC([.$C38]*[.$R$21];0)));0)" office:value-type="float" office:value="308" calcext:value-type="float">
            <text:p>308</text:p>
          </table:table-cell>
          <table:table-cell table:formula="of:=ROUND(SUM([.$D38]; ROUND(([.J$22]-1)*TRUNC([.$C38]*[.$R$21];0)));0)" office:value-type="float" office:value="368" calcext:value-type="float">
            <text:p>368</text:p>
          </table:table-cell>
          <table:table-cell table:formula="of:=ROUND(SUM([.$D38]; ROUND(([.K$22]-1)*TRUNC([.$C38]*[.$R$21];0)));0)" office:value-type="float" office:value="428" calcext:value-type="float">
            <text:p>428</text:p>
          </table:table-cell>
          <table:table-cell table:formula="of:=ROUND(SUM([.$D38]; ROUND(([.L$22]-1)*TRUNC([.$C38]*[.$R$21];0)));0)" office:value-type="float" office:value="488" calcext:value-type="float">
            <text:p>488</text:p>
          </table:table-cell>
          <table:table-cell table:formula="of:=ROUND(SUM([.$D38]; ROUND(([.M$22]-1)*TRUNC([.$C38]*[.$R$21];0)));0)" office:value-type="float" office:value="548" calcext:value-type="float">
            <text:p>548</text:p>
          </table:table-cell>
          <table:table-cell table:formula="of:=ROUND(SUM([.$D38]; ROUND(([.N$22]-1)*TRUNC([.$C38]*[.$R$21];0)));0)" office:value-type="float" office:value="602" calcext:value-type="float">
            <text:p>6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T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ROUND(SUM([.$D39]; ROUND(([.E$22]-1)*TRUNC([.$C39]*[.$R$21];0)));0)" office:value-type="float" office:value="47" calcext:value-type="float">
            <text:p>47</text:p>
          </table:table-cell>
          <table:table-cell table:formula="of:=ROUND(SUM([.$D39]; ROUND(([.F$22]-1)*TRUNC([.$C39]*[.$R$21];0)));0)" office:value-type="float" office:value="87" calcext:value-type="float">
            <text:p>87</text:p>
          </table:table-cell>
          <table:table-cell table:formula="of:=ROUND(SUM([.$D39]; ROUND(([.G$22]-1)*TRUNC([.$C39]*[.$R$21];0)));0)" office:value-type="float" office:value="127" calcext:value-type="float">
            <text:p>127</text:p>
          </table:table-cell>
          <table:table-cell table:formula="of:=ROUND(SUM([.$D39]; ROUND(([.H$22]-1)*TRUNC([.$C39]*[.$R$21];0)));0)" office:value-type="float" office:value="167" calcext:value-type="float">
            <text:p>167</text:p>
          </table:table-cell>
          <table:table-cell table:formula="of:=ROUND(SUM([.$D39]; ROUND(([.I$22]-1)*TRUNC([.$C39]*[.$R$21];0)));0)" office:value-type="float" office:value="207" calcext:value-type="float">
            <text:p>207</text:p>
          </table:table-cell>
          <table:table-cell table:formula="of:=ROUND(SUM([.$D39]; ROUND(([.J$22]-1)*TRUNC([.$C39]*[.$R$21];0)));0)" office:value-type="float" office:value="247" calcext:value-type="float">
            <text:p>247</text:p>
          </table:table-cell>
          <table:table-cell table:formula="of:=ROUND(SUM([.$D39]; ROUND(([.K$22]-1)*TRUNC([.$C39]*[.$R$21];0)));0)" office:value-type="float" office:value="287" calcext:value-type="float">
            <text:p>287</text:p>
          </table:table-cell>
          <table:table-cell table:formula="of:=ROUND(SUM([.$D39]; ROUND(([.L$22]-1)*TRUNC([.$C39]*[.$R$21];0)));0)" office:value-type="float" office:value="327" calcext:value-type="float">
            <text:p>327</text:p>
          </table:table-cell>
          <table:table-cell table:formula="of:=ROUND(SUM([.$D39]; ROUND(([.M$22]-1)*TRUNC([.$C39]*[.$R$21];0)));0)" office:value-type="float" office:value="367" calcext:value-type="float">
            <text:p>367</text:p>
          </table:table-cell>
          <table:table-cell table:formula="of:=ROUND(SUM([.$D39]; ROUND(([.N$22]-1)*TRUNC([.$C39]*[.$R$21];0)));0)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DF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ROUND(SUM([.$D40]; ROUND(([.E$22]-1)*TRUNC([.$C40]*[.$R$21];0)));0)" office:value-type="float" office:value="68" calcext:value-type="float">
            <text:p>68</text:p>
          </table:table-cell>
          <table:table-cell table:formula="of:=ROUND(SUM([.$D40]; ROUND(([.F$22]-1)*TRUNC([.$C40]*[.$R$21];0)));0)" office:value-type="float" office:value="128" calcext:value-type="float">
            <text:p>128</text:p>
          </table:table-cell>
          <table:table-cell table:formula="of:=ROUND(SUM([.$D40]; ROUND(([.G$22]-1)*TRUNC([.$C40]*[.$R$21];0)));0)" office:value-type="float" office:value="188" calcext:value-type="float">
            <text:p>188</text:p>
          </table:table-cell>
          <table:table-cell table:formula="of:=ROUND(SUM([.$D40]; ROUND(([.H$22]-1)*TRUNC([.$C40]*[.$R$21];0)));0)" office:value-type="float" office:value="248" calcext:value-type="float">
            <text:p>248</text:p>
          </table:table-cell>
          <table:table-cell table:formula="of:=ROUND(SUM([.$D40]; ROUND(([.I$22]-1)*TRUNC([.$C40]*[.$R$21];0)));0)" office:value-type="float" office:value="308" calcext:value-type="float">
            <text:p>308</text:p>
          </table:table-cell>
          <table:table-cell table:formula="of:=ROUND(SUM([.$D40]; ROUND(([.J$22]-1)*TRUNC([.$C40]*[.$R$21];0)));0)" office:value-type="float" office:value="368" calcext:value-type="float">
            <text:p>368</text:p>
          </table:table-cell>
          <table:table-cell table:formula="of:=ROUND(SUM([.$D40]; ROUND(([.K$22]-1)*TRUNC([.$C40]*[.$R$21];0)));0)" office:value-type="float" office:value="428" calcext:value-type="float">
            <text:p>428</text:p>
          </table:table-cell>
          <table:table-cell table:formula="of:=ROUND(SUM([.$D40]; ROUND(([.L$22]-1)*TRUNC([.$C40]*[.$R$21];0)));0)" office:value-type="float" office:value="488" calcext:value-type="float">
            <text:p>488</text:p>
          </table:table-cell>
          <table:table-cell table:formula="of:=ROUND(SUM([.$D40]; ROUND(([.M$22]-1)*TRUNC([.$C40]*[.$R$21];0)));0)" office:value-type="float" office:value="548" calcext:value-type="float">
            <text:p>548</text:p>
          </table:table-cell>
          <table:table-cell table:formula="of:=ROUND(SUM([.$D40]; ROUND(([.N$22]-1)*TRUNC([.$C40]*[.$R$21];0)));0)" office:value-type="float" office:value="602" calcext:value-type="float">
            <text:p>6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GI</text:p>
          </table:table-cell>
          <table:table-cell office:value-type="float" office:value="2.5" calcext:value-type="float">
            <text:p>2,5</text:p>
          </table:table-cell>
          <table:table-cell office:value-type="float" office:value="9" calcext:value-type="float">
            <text:p>9</text:p>
          </table:table-cell>
          <table:table-cell table:formula="of:=ROUND(SUM([.$D41]; ROUND(([.E$22]-1)*TRUNC([.$C41]*[.$R$21];0)));0)" office:value-type="float" office:value="36" calcext:value-type="float">
            <text:p>36</text:p>
          </table:table-cell>
          <table:table-cell table:formula="of:=ROUND(SUM([.$D41]; ROUND(([.F$22]-1)*TRUNC([.$C41]*[.$R$21];0)));0)" office:value-type="float" office:value="66" calcext:value-type="float">
            <text:p>66</text:p>
          </table:table-cell>
          <table:table-cell table:formula="of:=ROUND(SUM([.$D41]; ROUND(([.G$22]-1)*TRUNC([.$C41]*[.$R$21];0)));0)" office:value-type="float" office:value="96" calcext:value-type="float">
            <text:p>96</text:p>
          </table:table-cell>
          <table:table-cell table:formula="of:=ROUND(SUM([.$D41]; ROUND(([.H$22]-1)*TRUNC([.$C41]*[.$R$21];0)));0)" office:value-type="float" office:value="126" calcext:value-type="float">
            <text:p>126</text:p>
          </table:table-cell>
          <table:table-cell table:formula="of:=ROUND(SUM([.$D41]; ROUND(([.I$22]-1)*TRUNC([.$C41]*[.$R$21];0)));0)" office:value-type="float" office:value="156" calcext:value-type="float">
            <text:p>156</text:p>
          </table:table-cell>
          <table:table-cell table:formula="of:=ROUND(SUM([.$D41]; ROUND(([.J$22]-1)*TRUNC([.$C41]*[.$R$21];0)));0)" office:value-type="float" office:value="186" calcext:value-type="float">
            <text:p>186</text:p>
          </table:table-cell>
          <table:table-cell table:formula="of:=ROUND(SUM([.$D41]; ROUND(([.K$22]-1)*TRUNC([.$C41]*[.$R$21];0)));0)" office:value-type="float" office:value="216" calcext:value-type="float">
            <text:p>216</text:p>
          </table:table-cell>
          <table:table-cell table:formula="of:=ROUND(SUM([.$D41]; ROUND(([.L$22]-1)*TRUNC([.$C41]*[.$R$21];0)));0)" office:value-type="float" office:value="246" calcext:value-type="float">
            <text:p>246</text:p>
          </table:table-cell>
          <table:table-cell table:formula="of:=ROUND(SUM([.$D41]; ROUND(([.M$22]-1)*TRUNC([.$C41]*[.$R$21];0)));0)" office:value-type="float" office:value="276" calcext:value-type="float">
            <text:p>276</text:p>
          </table:table-cell>
          <table:table-cell table:formula="of:=ROUND(SUM([.$D41]; ROUND(([.N$22]-1)*TRUNC([.$C41]*[.$R$21];0)));0)"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UK</text:p>
          </table:table-cell>
          <table:table-cell office:value-type="float" office:value="2.5" calcext:value-type="float">
            <text:p>2,5</text:p>
          </table:table-cell>
          <table:table-cell office:value-type="float" office:value="9" calcext:value-type="float">
            <text:p>9</text:p>
          </table:table-cell>
          <table:table-cell table:formula="of:=ROUND(SUM([.$D42]; ROUND(([.E$22]-1)*TRUNC([.$C42]*[.$R$21];0)));0)" office:value-type="float" office:value="36" calcext:value-type="float">
            <text:p>36</text:p>
          </table:table-cell>
          <table:table-cell table:formula="of:=ROUND(SUM([.$D42]; ROUND(([.F$22]-1)*TRUNC([.$C42]*[.$R$21];0)));0)" office:value-type="float" office:value="66" calcext:value-type="float">
            <text:p>66</text:p>
          </table:table-cell>
          <table:table-cell table:formula="of:=ROUND(SUM([.$D42]; ROUND(([.G$22]-1)*TRUNC([.$C42]*[.$R$21];0)));0)" office:value-type="float" office:value="96" calcext:value-type="float">
            <text:p>96</text:p>
          </table:table-cell>
          <table:table-cell table:formula="of:=ROUND(SUM([.$D42]; ROUND(([.H$22]-1)*TRUNC([.$C42]*[.$R$21];0)));0)" office:value-type="float" office:value="126" calcext:value-type="float">
            <text:p>126</text:p>
          </table:table-cell>
          <table:table-cell table:formula="of:=ROUND(SUM([.$D42]; ROUND(([.I$22]-1)*TRUNC([.$C42]*[.$R$21];0)));0)" office:value-type="float" office:value="156" calcext:value-type="float">
            <text:p>156</text:p>
          </table:table-cell>
          <table:table-cell table:formula="of:=ROUND(SUM([.$D42]; ROUND(([.J$22]-1)*TRUNC([.$C42]*[.$R$21];0)));0)" office:value-type="float" office:value="186" calcext:value-type="float">
            <text:p>186</text:p>
          </table:table-cell>
          <table:table-cell table:formula="of:=ROUND(SUM([.$D42]; ROUND(([.K$22]-1)*TRUNC([.$C42]*[.$R$21];0)));0)" office:value-type="float" office:value="216" calcext:value-type="float">
            <text:p>216</text:p>
          </table:table-cell>
          <table:table-cell table:formula="of:=ROUND(SUM([.$D42]; ROUND(([.L$22]-1)*TRUNC([.$C42]*[.$R$21];0)));0)" office:value-type="float" office:value="246" calcext:value-type="float">
            <text:p>246</text:p>
          </table:table-cell>
          <table:table-cell table:formula="of:=ROUND(SUM([.$D42]; ROUND(([.M$22]-1)*TRUNC([.$C42]*[.$R$21];0)));0)" office:value-type="float" office:value="276" calcext:value-type="float">
            <text:p>276</text:p>
          </table:table-cell>
          <table:table-cell table:formula="of:=ROUND(SUM([.$D42]; ROUND(([.N$22]-1)*TRUNC([.$C42]*[.$R$21];0)));0)"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table:number-columns-repeated="16"/>
          <table:table-cell table:style-name="ce2" office:value-type="string" calcext:value-type="string" table:number-columns-spanned="1" table:number-rows-spanned="7">
            <text:p>Val Stats. → HP/MP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" office:value-type="string" calcext:value-type="string" table:number-columns-spanned="1" table:number-rows-spanned="9">
            <text:p>Val. Stats → Otras Sta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/>
          <table:covered-table-cell/>
          <table:table-cell office:value-type="float" office:value="2.5" calcext:value-type="float">
            <text:p>2,5</text:p>
          </table:table-cell>
          <table:table-cell office:value-type="float" office:value="117" calcext:value-type="float">
            <text:p>117</text:p>
          </table:table-cell>
          <table:table-cell/>
          <table:covered-table-cell/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Sacerdote</text:p>
          </table:table-cell>
          <table:covered-table-cell table:number-columns-repeated="2"/>
          <table:table-cell table:number-columns-repeated="12"/>
          <table:covered-table-cell/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Val. Sta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covered-table-cell/>
          <table:table-cell office:value-type="float" office:value="3.5" calcext:value-type="float">
            <text:p>3,5</text:p>
          </table:table-cell>
          <table:table-cell office:value-type="float" office:value="150" calcext:value-type="float">
            <text:p>150</text:p>
          </table:table-cell>
          <table:table-cell/>
          <table:covered-table-cell/>
          <table:table-cell office:value-type="float" office:value="2.5" calcext:value-type="float">
            <text:p>2,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office:value-type="float" office:value="2.5" calcext:value-type="float">
            <text:p>2,5</text:p>
          </table:table-cell>
          <table:table-cell office:value-type="float" office:value="117" calcext:value-type="float">
            <text:p>117</text:p>
          </table:table-cell>
          <table:table-cell table:formula="of:=ROUND(SUM([.$D47]; ROUND(([.E$22]-1)*TRUNC([.$C47]*[.$R$21];0)));0)" office:value-type="float" office:value="144" calcext:value-type="float">
            <text:p>144</text:p>
          </table:table-cell>
          <table:table-cell table:formula="of:=ROUND(SUM([.$D47]; ROUND(([.F$22]-1)*TRUNC([.$C47]*[.$R$21];0)));0)" office:value-type="float" office:value="174" calcext:value-type="float">
            <text:p>174</text:p>
          </table:table-cell>
          <table:table-cell table:formula="of:=ROUND(SUM([.$D47]; ROUND(([.G$22]-1)*TRUNC([.$C47]*[.$R$21];0)));0)" office:value-type="float" office:value="204" calcext:value-type="float">
            <text:p>204</text:p>
          </table:table-cell>
          <table:table-cell table:formula="of:=ROUND(SUM([.$D47]; ROUND(([.H$22]-1)*TRUNC([.$C47]*[.$R$21];0)));0)" office:value-type="float" office:value="234" calcext:value-type="float">
            <text:p>234</text:p>
          </table:table-cell>
          <table:table-cell table:formula="of:=ROUND(SUM([.$D47]; ROUND(([.I$22]-1)*TRUNC([.$C47]*[.$R$21];0)));0)" office:value-type="float" office:value="264" calcext:value-type="float">
            <text:p>264</text:p>
          </table:table-cell>
          <table:table-cell table:formula="of:=ROUND(SUM([.$D47]; ROUND(([.J$22]-1)*TRUNC([.$C47]*[.$R$21];0)));0)" office:value-type="float" office:value="294" calcext:value-type="float">
            <text:p>294</text:p>
          </table:table-cell>
          <table:table-cell table:formula="of:=ROUND(SUM([.$D47]; ROUND(([.K$22]-1)*TRUNC([.$C47]*[.$R$21];0)));0)" office:value-type="float" office:value="324" calcext:value-type="float">
            <text:p>324</text:p>
          </table:table-cell>
          <table:table-cell table:formula="of:=ROUND(SUM([.$D47]; ROUND(([.L$22]-1)*TRUNC([.$C47]*[.$R$21];0)));0)" office:value-type="float" office:value="354" calcext:value-type="float">
            <text:p>354</text:p>
          </table:table-cell>
          <table:table-cell table:formula="of:=ROUND(SUM([.$D47]; ROUND(([.M$22]-1)*TRUNC([.$C47]*[.$R$21];0)));0)" office:value-type="float" office:value="384" calcext:value-type="float">
            <text:p>384</text:p>
          </table:table-cell>
          <table:table-cell table:formula="of:=ROUND(SUM([.$D47]; ROUND(([.N$22]-1)*TRUNC([.$C47]*[.$R$21];0)));0)" office:value-type="float" office:value="411" calcext:value-type="float">
            <text:p>411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MP</text:p>
          </table:table-cell>
          <table:table-cell office:value-type="float" office:value="4.5" calcext:value-type="float">
            <text:p>4,5</text:p>
          </table:table-cell>
          <table:table-cell office:value-type="float" office:value="183" calcext:value-type="float">
            <text:p>183</text:p>
          </table:table-cell>
          <table:table-cell table:formula="of:=ROUND(SUM([.$D48]; ROUND(([.E$22]-1)*TRUNC([.$C48]*[.$R$21];0)));0)" office:value-type="float" office:value="237" calcext:value-type="float">
            <text:p>237</text:p>
          </table:table-cell>
          <table:table-cell table:formula="of:=ROUND(SUM([.$D48]; ROUND(([.F$22]-1)*TRUNC([.$C48]*[.$R$21];0)));0)" office:value-type="float" office:value="297" calcext:value-type="float">
            <text:p>297</text:p>
          </table:table-cell>
          <table:table-cell table:formula="of:=ROUND(SUM([.$D48]; ROUND(([.G$22]-1)*TRUNC([.$C48]*[.$R$21];0)));0)" office:value-type="float" office:value="357" calcext:value-type="float">
            <text:p>357</text:p>
          </table:table-cell>
          <table:table-cell table:formula="of:=ROUND(SUM([.$D48]; ROUND(([.H$22]-1)*TRUNC([.$C48]*[.$R$21];0)));0)" office:value-type="float" office:value="417" calcext:value-type="float">
            <text:p>417</text:p>
          </table:table-cell>
          <table:table-cell table:formula="of:=ROUND(SUM([.$D48]; ROUND(([.I$22]-1)*TRUNC([.$C48]*[.$R$21];0)));0)" office:value-type="float" office:value="477" calcext:value-type="float">
            <text:p>477</text:p>
          </table:table-cell>
          <table:table-cell table:formula="of:=ROUND(SUM([.$D48]; ROUND(([.J$22]-1)*TRUNC([.$C48]*[.$R$21];0)));0)" office:value-type="float" office:value="537" calcext:value-type="float">
            <text:p>537</text:p>
          </table:table-cell>
          <table:table-cell table:formula="of:=ROUND(SUM([.$D48]; ROUND(([.K$22]-1)*TRUNC([.$C48]*[.$R$21];0)));0)" office:value-type="float" office:value="597" calcext:value-type="float">
            <text:p>597</text:p>
          </table:table-cell>
          <table:table-cell table:formula="of:=ROUND(SUM([.$D48]; ROUND(([.L$22]-1)*TRUNC([.$C48]*[.$R$21];0)));0)" office:value-type="float" office:value="657" calcext:value-type="float">
            <text:p>657</text:p>
          </table:table-cell>
          <table:table-cell table:formula="of:=ROUND(SUM([.$D48]; ROUND(([.M$22]-1)*TRUNC([.$C48]*[.$R$21];0)));0)" office:value-type="float" office:value="717" calcext:value-type="float">
            <text:p>717</text:p>
          </table:table-cell>
          <table:table-cell table:formula="of:=ROUND(SUM([.$D48]; ROUND(([.N$22]-1)*TRUNC([.$C48]*[.$R$21];0)));0)" office:value-type="float" office:value="771" calcext:value-type="float">
            <text:p>771</text:p>
          </table:table-cell>
          <table:table-cell table:number-columns-repeated="2"/>
          <table:covered-table-cell/>
          <table:table-cell office:value-type="float" office:value="4.5" calcext:value-type="float">
            <text:p>4,5</text:p>
          </table:table-cell>
          <table:table-cell office:value-type="float" office:value="183" calcext:value-type="float">
            <text:p>183</text:p>
          </table:table-cell>
          <table:table-cell/>
          <table:covered-table-cell/>
          <table:table-cell office:value-type="float" office:value="3.5" calcext:value-type="float">
            <text:p>3,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TQ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table:formula="of:=ROUND(SUM([.$D49]; ROUND(([.E$22]-1)*TRUNC([.$C49]*[.$R$21];0)));0)" office:value-type="float" office:value="22" calcext:value-type="float">
            <text:p>22</text:p>
          </table:table-cell>
          <table:table-cell table:formula="of:=ROUND(SUM([.$D49]; ROUND(([.F$22]-1)*TRUNC([.$C49]*[.$R$21];0)));0)" office:value-type="float" office:value="42" calcext:value-type="float">
            <text:p>42</text:p>
          </table:table-cell>
          <table:table-cell table:formula="of:=ROUND(SUM([.$D49]; ROUND(([.G$22]-1)*TRUNC([.$C49]*[.$R$21];0)));0)" office:value-type="float" office:value="62" calcext:value-type="float">
            <text:p>62</text:p>
          </table:table-cell>
          <table:table-cell table:formula="of:=ROUND(SUM([.$D49]; ROUND(([.H$22]-1)*TRUNC([.$C49]*[.$R$21];0)));0)" office:value-type="float" office:value="82" calcext:value-type="float">
            <text:p>82</text:p>
          </table:table-cell>
          <table:table-cell table:formula="of:=ROUND(SUM([.$D49]; ROUND(([.I$22]-1)*TRUNC([.$C49]*[.$R$21];0)));0)" office:value-type="float" office:value="102" calcext:value-type="float">
            <text:p>102</text:p>
          </table:table-cell>
          <table:table-cell table:formula="of:=ROUND(SUM([.$D49]; ROUND(([.J$22]-1)*TRUNC([.$C49]*[.$R$21];0)));0)" office:value-type="float" office:value="122" calcext:value-type="float">
            <text:p>122</text:p>
          </table:table-cell>
          <table:table-cell table:formula="of:=ROUND(SUM([.$D49]; ROUND(([.K$22]-1)*TRUNC([.$C49]*[.$R$21];0)));0)" office:value-type="float" office:value="142" calcext:value-type="float">
            <text:p>142</text:p>
          </table:table-cell>
          <table:table-cell table:formula="of:=ROUND(SUM([.$D49]; ROUND(([.L$22]-1)*TRUNC([.$C49]*[.$R$21];0)));0)" office:value-type="float" office:value="162" calcext:value-type="float">
            <text:p>162</text:p>
          </table:table-cell>
          <table:table-cell table:formula="of:=ROUND(SUM([.$D49]; ROUND(([.M$22]-1)*TRUNC([.$C49]*[.$R$21];0)));0)" office:value-type="float" office:value="182" calcext:value-type="float">
            <text:p>182</text:p>
          </table:table-cell>
          <table:table-cell table:formula="of:=ROUND(SUM([.$D49]; ROUND(([.N$22]-1)*TRUNC([.$C49]*[.$R$21];0)));0)" office:value-type="float" office:value="200" calcext:value-type="float">
            <text:p>200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DEF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table:formula="of:=ROUND(SUM([.$D50]; ROUND(([.E$22]-1)*TRUNC([.$C50]*[.$R$21];0)));0)" office:value-type="float" office:value="22" calcext:value-type="float">
            <text:p>22</text:p>
          </table:table-cell>
          <table:table-cell table:formula="of:=ROUND(SUM([.$D50]; ROUND(([.F$22]-1)*TRUNC([.$C50]*[.$R$21];0)));0)" office:value-type="float" office:value="42" calcext:value-type="float">
            <text:p>42</text:p>
          </table:table-cell>
          <table:table-cell table:formula="of:=ROUND(SUM([.$D50]; ROUND(([.G$22]-1)*TRUNC([.$C50]*[.$R$21];0)));0)" office:value-type="float" office:value="62" calcext:value-type="float">
            <text:p>62</text:p>
          </table:table-cell>
          <table:table-cell table:formula="of:=ROUND(SUM([.$D50]; ROUND(([.H$22]-1)*TRUNC([.$C50]*[.$R$21];0)));0)" office:value-type="float" office:value="82" calcext:value-type="float">
            <text:p>82</text:p>
          </table:table-cell>
          <table:table-cell table:formula="of:=ROUND(SUM([.$D50]; ROUND(([.I$22]-1)*TRUNC([.$C50]*[.$R$21];0)));0)" office:value-type="float" office:value="102" calcext:value-type="float">
            <text:p>102</text:p>
          </table:table-cell>
          <table:table-cell table:formula="of:=ROUND(SUM([.$D50]; ROUND(([.J$22]-1)*TRUNC([.$C50]*[.$R$21];0)));0)" office:value-type="float" office:value="122" calcext:value-type="float">
            <text:p>122</text:p>
          </table:table-cell>
          <table:table-cell table:formula="of:=ROUND(SUM([.$D50]; ROUND(([.K$22]-1)*TRUNC([.$C50]*[.$R$21];0)));0)" office:value-type="float" office:value="142" calcext:value-type="float">
            <text:p>142</text:p>
          </table:table-cell>
          <table:table-cell table:formula="of:=ROUND(SUM([.$D50]; ROUND(([.L$22]-1)*TRUNC([.$C50]*[.$R$21];0)));0)" office:value-type="float" office:value="162" calcext:value-type="float">
            <text:p>162</text:p>
          </table:table-cell>
          <table:table-cell table:formula="of:=ROUND(SUM([.$D50]; ROUND(([.M$22]-1)*TRUNC([.$C50]*[.$R$21];0)));0)" office:value-type="float" office:value="182" calcext:value-type="float">
            <text:p>182</text:p>
          </table:table-cell>
          <table:table-cell table:formula="of:=ROUND(SUM([.$D50]; ROUND(([.N$22]-1)*TRUNC([.$C50]*[.$R$21];0)));0)" office:value-type="float" office:value="200" calcext:value-type="float">
            <text:p>200</text:p>
          </table:table-cell>
          <table:table-cell table:number-columns-repeated="6"/>
          <table:covered-table-cell/>
          <table:table-cell office:value-type="float" office:value="4.5" calcext:value-type="float">
            <text:p>4,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MAT</text:p>
          </table:table-cell>
          <table:table-cell office:value-type="float" office:value="4.5" calcext:value-type="float">
            <text:p>4,5</text:p>
          </table:table-cell>
          <table:table-cell office:value-type="float" office:value="16" calcext:value-type="float">
            <text:p>16</text:p>
          </table:table-cell>
          <table:table-cell table:formula="of:=ROUND(SUM([.$D51]; ROUND(([.E$22]-1)*TRUNC([.$C51]*[.$R$21];0)));0)" office:value-type="float" office:value="70" calcext:value-type="float">
            <text:p>70</text:p>
          </table:table-cell>
          <table:table-cell table:formula="of:=ROUND(SUM([.$D51]; ROUND(([.F$22]-1)*TRUNC([.$C51]*[.$R$21];0)));0)" office:value-type="float" office:value="130" calcext:value-type="float">
            <text:p>130</text:p>
          </table:table-cell>
          <table:table-cell table:formula="of:=ROUND(SUM([.$D51]; ROUND(([.G$22]-1)*TRUNC([.$C51]*[.$R$21];0)));0)" office:value-type="float" office:value="190" calcext:value-type="float">
            <text:p>190</text:p>
          </table:table-cell>
          <table:table-cell table:formula="of:=ROUND(SUM([.$D51]; ROUND(([.H$22]-1)*TRUNC([.$C51]*[.$R$21];0)));0)" office:value-type="float" office:value="250" calcext:value-type="float">
            <text:p>250</text:p>
          </table:table-cell>
          <table:table-cell table:formula="of:=ROUND(SUM([.$D51]; ROUND(([.I$22]-1)*TRUNC([.$C51]*[.$R$21];0)));0)" office:value-type="float" office:value="310" calcext:value-type="float">
            <text:p>310</text:p>
          </table:table-cell>
          <table:table-cell table:formula="of:=ROUND(SUM([.$D51]; ROUND(([.J$22]-1)*TRUNC([.$C51]*[.$R$21];0)));0)" office:value-type="float" office:value="370" calcext:value-type="float">
            <text:p>370</text:p>
          </table:table-cell>
          <table:table-cell table:formula="of:=ROUND(SUM([.$D51]; ROUND(([.K$22]-1)*TRUNC([.$C51]*[.$R$21];0)));0)" office:value-type="float" office:value="430" calcext:value-type="float">
            <text:p>430</text:p>
          </table:table-cell>
          <table:table-cell table:formula="of:=ROUND(SUM([.$D51]; ROUND(([.L$22]-1)*TRUNC([.$C51]*[.$R$21];0)));0)" office:value-type="float" office:value="490" calcext:value-type="float">
            <text:p>490</text:p>
          </table:table-cell>
          <table:table-cell table:formula="of:=ROUND(SUM([.$D51]; ROUND(([.M$22]-1)*TRUNC([.$C51]*[.$R$21];0)));0)" office:value-type="float" office:value="550" calcext:value-type="float">
            <text:p>550</text:p>
          </table:table-cell>
          <table:table-cell table:formula="of:=ROUND(SUM([.$D51]; ROUND(([.N$22]-1)*TRUNC([.$C51]*[.$R$21];0)));0)" office:value-type="float" office:value="604" calcext:value-type="float">
            <text:p>604</text:p>
          </table:table-cell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MDF</text:p>
          </table:table-cell>
          <table:table-cell office:value-type="float" office:value="4.5" calcext:value-type="float">
            <text:p>4,5</text:p>
          </table:table-cell>
          <table:table-cell office:value-type="float" office:value="16" calcext:value-type="float">
            <text:p>16</text:p>
          </table:table-cell>
          <table:table-cell table:formula="of:=ROUND(SUM([.$D52]; ROUND(([.E$22]-1)*TRUNC([.$C52]*[.$R$21];0)));0)" office:value-type="float" office:value="70" calcext:value-type="float">
            <text:p>70</text:p>
          </table:table-cell>
          <table:table-cell table:formula="of:=ROUND(SUM([.$D52]; ROUND(([.F$22]-1)*TRUNC([.$C52]*[.$R$21];0)));0)" office:value-type="float" office:value="130" calcext:value-type="float">
            <text:p>130</text:p>
          </table:table-cell>
          <table:table-cell table:formula="of:=ROUND(SUM([.$D52]; ROUND(([.G$22]-1)*TRUNC([.$C52]*[.$R$21];0)));0)" office:value-type="float" office:value="190" calcext:value-type="float">
            <text:p>190</text:p>
          </table:table-cell>
          <table:table-cell table:formula="of:=ROUND(SUM([.$D52]; ROUND(([.H$22]-1)*TRUNC([.$C52]*[.$R$21];0)));0)" office:value-type="float" office:value="250" calcext:value-type="float">
            <text:p>250</text:p>
          </table:table-cell>
          <table:table-cell table:formula="of:=ROUND(SUM([.$D52]; ROUND(([.I$22]-1)*TRUNC([.$C52]*[.$R$21];0)));0)" office:value-type="float" office:value="310" calcext:value-type="float">
            <text:p>310</text:p>
          </table:table-cell>
          <table:table-cell table:formula="of:=ROUND(SUM([.$D52]; ROUND(([.J$22]-1)*TRUNC([.$C52]*[.$R$21];0)));0)" office:value-type="float" office:value="370" calcext:value-type="float">
            <text:p>370</text:p>
          </table:table-cell>
          <table:table-cell table:formula="of:=ROUND(SUM([.$D52]; ROUND(([.K$22]-1)*TRUNC([.$C52]*[.$R$21];0)));0)" office:value-type="float" office:value="430" calcext:value-type="float">
            <text:p>430</text:p>
          </table:table-cell>
          <table:table-cell table:formula="of:=ROUND(SUM([.$D52]; ROUND(([.L$22]-1)*TRUNC([.$C52]*[.$R$21];0)));0)" office:value-type="float" office:value="490" calcext:value-type="float">
            <text:p>490</text:p>
          </table:table-cell>
          <table:table-cell table:formula="of:=ROUND(SUM([.$D52]; ROUND(([.M$22]-1)*TRUNC([.$C52]*[.$R$21];0)));0)" office:value-type="float" office:value="550" calcext:value-type="float">
            <text:p>550</text:p>
          </table:table-cell>
          <table:table-cell table:formula="of:=ROUND(SUM([.$D52]; ROUND(([.N$22]-1)*TRUNC([.$C52]*[.$R$21];0)));0)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GI</text:p>
          </table:table-cell>
          <table:table-cell office:value-type="float" office:value="3.5" calcext:value-type="float">
            <text:p>3,5</text:p>
          </table:table-cell>
          <table:table-cell office:value-type="float" office:value="12" calcext:value-type="float">
            <text:p>12</text:p>
          </table:table-cell>
          <table:table-cell table:formula="of:=ROUND(SUM([.$D53]; ROUND(([.E$22]-1)*TRUNC([.$C53]*[.$R$21];0)));0)" office:value-type="float" office:value="57" calcext:value-type="float">
            <text:p>57</text:p>
          </table:table-cell>
          <table:table-cell table:formula="of:=ROUND(SUM([.$D53]; ROUND(([.F$22]-1)*TRUNC([.$C53]*[.$R$21];0)));0)" office:value-type="float" office:value="107" calcext:value-type="float">
            <text:p>107</text:p>
          </table:table-cell>
          <table:table-cell table:formula="of:=ROUND(SUM([.$D53]; ROUND(([.G$22]-1)*TRUNC([.$C53]*[.$R$21];0)));0)" office:value-type="float" office:value="157" calcext:value-type="float">
            <text:p>157</text:p>
          </table:table-cell>
          <table:table-cell table:formula="of:=ROUND(SUM([.$D53]; ROUND(([.H$22]-1)*TRUNC([.$C53]*[.$R$21];0)));0)" office:value-type="float" office:value="207" calcext:value-type="float">
            <text:p>207</text:p>
          </table:table-cell>
          <table:table-cell table:formula="of:=ROUND(SUM([.$D53]; ROUND(([.I$22]-1)*TRUNC([.$C53]*[.$R$21];0)));0)" office:value-type="float" office:value="257" calcext:value-type="float">
            <text:p>257</text:p>
          </table:table-cell>
          <table:table-cell table:formula="of:=ROUND(SUM([.$D53]; ROUND(([.J$22]-1)*TRUNC([.$C53]*[.$R$21];0)));0)" office:value-type="float" office:value="307" calcext:value-type="float">
            <text:p>307</text:p>
          </table:table-cell>
          <table:table-cell table:formula="of:=ROUND(SUM([.$D53]; ROUND(([.K$22]-1)*TRUNC([.$C53]*[.$R$21];0)));0)" office:value-type="float" office:value="357" calcext:value-type="float">
            <text:p>357</text:p>
          </table:table-cell>
          <table:table-cell table:formula="of:=ROUND(SUM([.$D53]; ROUND(([.L$22]-1)*TRUNC([.$C53]*[.$R$21];0)));0)" office:value-type="float" office:value="407" calcext:value-type="float">
            <text:p>407</text:p>
          </table:table-cell>
          <table:table-cell table:formula="of:=ROUND(SUM([.$D53]; ROUND(([.M$22]-1)*TRUNC([.$C53]*[.$R$21];0)));0)" office:value-type="float" office:value="457" calcext:value-type="float">
            <text:p>457</text:p>
          </table:table-cell>
          <table:table-cell table:formula="of:=ROUND(SUM([.$D53]; ROUND(([.N$22]-1)*TRUNC([.$C53]*[.$R$21];0)));0)"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UK</text:p>
          </table:table-cell>
          <table:table-cell office:value-type="float" office:value="3.5" calcext:value-type="float">
            <text:p>3,5</text:p>
          </table:table-cell>
          <table:table-cell office:value-type="float" office:value="12" calcext:value-type="float">
            <text:p>12</text:p>
          </table:table-cell>
          <table:table-cell table:formula="of:=ROUND(SUM([.$D54]; ROUND(([.E$22]-1)*TRUNC([.$C54]*[.$R$21];0)));0)" office:value-type="float" office:value="57" calcext:value-type="float">
            <text:p>57</text:p>
          </table:table-cell>
          <table:table-cell table:formula="of:=ROUND(SUM([.$D54]; ROUND(([.F$22]-1)*TRUNC([.$C54]*[.$R$21];0)));0)" office:value-type="float" office:value="107" calcext:value-type="float">
            <text:p>107</text:p>
          </table:table-cell>
          <table:table-cell table:formula="of:=ROUND(SUM([.$D54]; ROUND(([.G$22]-1)*TRUNC([.$C54]*[.$R$21];0)));0)" office:value-type="float" office:value="157" calcext:value-type="float">
            <text:p>157</text:p>
          </table:table-cell>
          <table:table-cell table:formula="of:=ROUND(SUM([.$D54]; ROUND(([.H$22]-1)*TRUNC([.$C54]*[.$R$21];0)));0)" office:value-type="float" office:value="207" calcext:value-type="float">
            <text:p>207</text:p>
          </table:table-cell>
          <table:table-cell table:formula="of:=ROUND(SUM([.$D54]; ROUND(([.I$22]-1)*TRUNC([.$C54]*[.$R$21];0)));0)" office:value-type="float" office:value="257" calcext:value-type="float">
            <text:p>257</text:p>
          </table:table-cell>
          <table:table-cell table:formula="of:=ROUND(SUM([.$D54]; ROUND(([.J$22]-1)*TRUNC([.$C54]*[.$R$21];0)));0)" office:value-type="float" office:value="307" calcext:value-type="float">
            <text:p>307</text:p>
          </table:table-cell>
          <table:table-cell table:formula="of:=ROUND(SUM([.$D54]; ROUND(([.K$22]-1)*TRUNC([.$C54]*[.$R$21];0)));0)" office:value-type="float" office:value="357" calcext:value-type="float">
            <text:p>357</text:p>
          </table:table-cell>
          <table:table-cell table:formula="of:=ROUND(SUM([.$D54]; ROUND(([.L$22]-1)*TRUNC([.$C54]*[.$R$21];0)));0)" office:value-type="float" office:value="407" calcext:value-type="float">
            <text:p>407</text:p>
          </table:table-cell>
          <table:table-cell table:formula="of:=ROUND(SUM([.$D54]; ROUND(([.M$22]-1)*TRUNC([.$C54]*[.$R$21];0)));0)" office:value-type="float" office:value="457" calcext:value-type="float">
            <text:p>457</text:p>
          </table:table-cell>
          <table:table-cell table:formula="of:=ROUND(SUM([.$D54]; ROUND(([.N$22]-1)*TRUNC([.$C54]*[.$R$21];0)));0)" office:value-type="float" office:value="502" calcext:value-type="float">
            <text:p>502</text:p>
          </table:table-cell>
          <table:table-cell table:number-columns-repeated="9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 table:number-columns-spanned="3" table:number-rows-spanned="1">
            <text:p>Mentalista</text:p>
          </table:table-cell>
          <table:covered-table-cell table:number-columns-repeated="2"/>
          <table:table-cell table:number-columns-repeated="19"/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Val. Sta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table:formula="of:=ROUND(SUM([.$D59]; ROUND(([.E$22]-1)*TRUNC([.$C59]*[.$R$21];0)));0)" office:value-type="float" office:value="220" calcext:value-type="float">
            <text:p>220</text:p>
          </table:table-cell>
          <table:table-cell table:formula="of:=ROUND(SUM([.$D59]; ROUND(([.F$22]-1)*TRUNC([.$C59]*[.$R$21];0)));0)" office:value-type="float" office:value="280" calcext:value-type="float">
            <text:p>280</text:p>
          </table:table-cell>
          <table:table-cell table:formula="of:=ROUND(SUM([.$D59]; ROUND(([.G$22]-1)*TRUNC([.$C59]*[.$R$21];0)));0)" office:value-type="float" office:value="340" calcext:value-type="float">
            <text:p>340</text:p>
          </table:table-cell>
          <table:table-cell table:formula="of:=ROUND(SUM([.$D59]; ROUND(([.H$22]-1)*TRUNC([.$C59]*[.$R$21];0)));0)" office:value-type="float" office:value="400" calcext:value-type="float">
            <text:p>400</text:p>
          </table:table-cell>
          <table:table-cell table:formula="of:=ROUND(SUM([.$D59]; ROUND(([.I$22]-1)*TRUNC([.$C59]*[.$R$21];0)));0)" office:value-type="float" office:value="460" calcext:value-type="float">
            <text:p>460</text:p>
          </table:table-cell>
          <table:table-cell table:formula="of:=ROUND(SUM([.$D59]; ROUND(([.J$22]-1)*TRUNC([.$C59]*[.$R$21];0)));0)" office:value-type="float" office:value="520" calcext:value-type="float">
            <text:p>520</text:p>
          </table:table-cell>
          <table:table-cell table:formula="of:=ROUND(SUM([.$D59]; ROUND(([.K$22]-1)*TRUNC([.$C59]*[.$R$21];0)));0)" office:value-type="float" office:value="580" calcext:value-type="float">
            <text:p>580</text:p>
          </table:table-cell>
          <table:table-cell table:formula="of:=ROUND(SUM([.$D59]; ROUND(([.L$22]-1)*TRUNC([.$C59]*[.$R$21];0)));0)" office:value-type="float" office:value="640" calcext:value-type="float">
            <text:p>640</text:p>
          </table:table-cell>
          <table:table-cell table:formula="of:=ROUND(SUM([.$D59]; ROUND(([.M$22]-1)*TRUNC([.$C59]*[.$R$21];0)));0)" office:value-type="float" office:value="700" calcext:value-type="float">
            <text:p>700</text:p>
          </table:table-cell>
          <table:table-cell table:formula="of:=ROUND(SUM([.$D59]; ROUND(([.N$22]-1)*TRUNC([.$C59]*[.$R$21];0)));0)" office:value-type="float" office:value="754" calcext:value-type="float">
            <text:p>75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P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ROUND(SUM([.$D60]; ROUND(([.E$22]-1)*TRUNC([.$C60]*[.$R$21];0)));0)" office:value-type="float" office:value="127" calcext:value-type="float">
            <text:p>127</text:p>
          </table:table-cell>
          <table:table-cell table:formula="of:=ROUND(SUM([.$D60]; ROUND(([.F$22]-1)*TRUNC([.$C60]*[.$R$21];0)));0)" office:value-type="float" office:value="157" calcext:value-type="float">
            <text:p>157</text:p>
          </table:table-cell>
          <table:table-cell table:formula="of:=ROUND(SUM([.$D60]; ROUND(([.G$22]-1)*TRUNC([.$C60]*[.$R$21];0)));0)" office:value-type="float" office:value="187" calcext:value-type="float">
            <text:p>187</text:p>
          </table:table-cell>
          <table:table-cell table:formula="of:=ROUND(SUM([.$D60]; ROUND(([.H$22]-1)*TRUNC([.$C60]*[.$R$21];0)));0)" office:value-type="float" office:value="217" calcext:value-type="float">
            <text:p>217</text:p>
          </table:table-cell>
          <table:table-cell table:formula="of:=ROUND(SUM([.$D60]; ROUND(([.I$22]-1)*TRUNC([.$C60]*[.$R$21];0)));0)" office:value-type="float" office:value="247" calcext:value-type="float">
            <text:p>247</text:p>
          </table:table-cell>
          <table:table-cell table:formula="of:=ROUND(SUM([.$D60]; ROUND(([.J$22]-1)*TRUNC([.$C60]*[.$R$21];0)));0)" office:value-type="float" office:value="277" calcext:value-type="float">
            <text:p>277</text:p>
          </table:table-cell>
          <table:table-cell table:formula="of:=ROUND(SUM([.$D60]; ROUND(([.K$22]-1)*TRUNC([.$C60]*[.$R$21];0)));0)" office:value-type="float" office:value="307" calcext:value-type="float">
            <text:p>307</text:p>
          </table:table-cell>
          <table:table-cell table:formula="of:=ROUND(SUM([.$D60]; ROUND(([.L$22]-1)*TRUNC([.$C60]*[.$R$21];0)));0)" office:value-type="float" office:value="337" calcext:value-type="float">
            <text:p>337</text:p>
          </table:table-cell>
          <table:table-cell table:formula="of:=ROUND(SUM([.$D60]; ROUND(([.M$22]-1)*TRUNC([.$C60]*[.$R$21];0)));0)" office:value-type="float" office:value="367" calcext:value-type="float">
            <text:p>367</text:p>
          </table:table-cell>
          <table:table-cell table:formula="of:=ROUND(SUM([.$D60]; ROUND(([.N$22]-1)*TRUNC([.$C60]*[.$R$21];0)));0)"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Q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ROUND(SUM([.$D61]; ROUND(([.E$22]-1)*TRUNC([.$C61]*[.$R$21];0)));0)" office:value-type="float" office:value="68" calcext:value-type="float">
            <text:p>68</text:p>
          </table:table-cell>
          <table:table-cell table:formula="of:=ROUND(SUM([.$D61]; ROUND(([.F$22]-1)*TRUNC([.$C61]*[.$R$21];0)));0)" office:value-type="float" office:value="128" calcext:value-type="float">
            <text:p>128</text:p>
          </table:table-cell>
          <table:table-cell table:formula="of:=ROUND(SUM([.$D61]; ROUND(([.G$22]-1)*TRUNC([.$C61]*[.$R$21];0)));0)" office:value-type="float" office:value="188" calcext:value-type="float">
            <text:p>188</text:p>
          </table:table-cell>
          <table:table-cell table:formula="of:=ROUND(SUM([.$D61]; ROUND(([.H$22]-1)*TRUNC([.$C61]*[.$R$21];0)));0)" office:value-type="float" office:value="248" calcext:value-type="float">
            <text:p>248</text:p>
          </table:table-cell>
          <table:table-cell table:formula="of:=ROUND(SUM([.$D61]; ROUND(([.I$22]-1)*TRUNC([.$C61]*[.$R$21];0)));0)" office:value-type="float" office:value="308" calcext:value-type="float">
            <text:p>308</text:p>
          </table:table-cell>
          <table:table-cell table:formula="of:=ROUND(SUM([.$D61]; ROUND(([.J$22]-1)*TRUNC([.$C61]*[.$R$21];0)));0)" office:value-type="float" office:value="368" calcext:value-type="float">
            <text:p>368</text:p>
          </table:table-cell>
          <table:table-cell table:formula="of:=ROUND(SUM([.$D61]; ROUND(([.K$22]-1)*TRUNC([.$C61]*[.$R$21];0)));0)" office:value-type="float" office:value="428" calcext:value-type="float">
            <text:p>428</text:p>
          </table:table-cell>
          <table:table-cell table:formula="of:=ROUND(SUM([.$D61]; ROUND(([.L$22]-1)*TRUNC([.$C61]*[.$R$21];0)));0)" office:value-type="float" office:value="488" calcext:value-type="float">
            <text:p>488</text:p>
          </table:table-cell>
          <table:table-cell table:formula="of:=ROUND(SUM([.$D61]; ROUND(([.M$22]-1)*TRUNC([.$C61]*[.$R$21];0)));0)" office:value-type="float" office:value="548" calcext:value-type="float">
            <text:p>548</text:p>
          </table:table-cell>
          <table:table-cell table:formula="of:=ROUND(SUM([.$D61]; ROUND(([.N$22]-1)*TRUNC([.$C61]*[.$R$21];0)));0)" office:value-type="float" office:value="602" calcext:value-type="float">
            <text:p>6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EF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ROUND(SUM([.$D62]; ROUND(([.E$22]-1)*TRUNC([.$C62]*[.$R$21];0)));0)" office:value-type="float" office:value="47" calcext:value-type="float">
            <text:p>47</text:p>
          </table:table-cell>
          <table:table-cell table:formula="of:=ROUND(SUM([.$D62]; ROUND(([.F$22]-1)*TRUNC([.$C62]*[.$R$21];0)));0)" office:value-type="float" office:value="87" calcext:value-type="float">
            <text:p>87</text:p>
          </table:table-cell>
          <table:table-cell table:formula="of:=ROUND(SUM([.$D62]; ROUND(([.G$22]-1)*TRUNC([.$C62]*[.$R$21];0)));0)" office:value-type="float" office:value="127" calcext:value-type="float">
            <text:p>127</text:p>
          </table:table-cell>
          <table:table-cell table:formula="of:=ROUND(SUM([.$D62]; ROUND(([.H$22]-1)*TRUNC([.$C62]*[.$R$21];0)));0)" office:value-type="float" office:value="167" calcext:value-type="float">
            <text:p>167</text:p>
          </table:table-cell>
          <table:table-cell table:formula="of:=ROUND(SUM([.$D62]; ROUND(([.I$22]-1)*TRUNC([.$C62]*[.$R$21];0)));0)" office:value-type="float" office:value="207" calcext:value-type="float">
            <text:p>207</text:p>
          </table:table-cell>
          <table:table-cell table:formula="of:=ROUND(SUM([.$D62]; ROUND(([.J$22]-1)*TRUNC([.$C62]*[.$R$21];0)));0)" office:value-type="float" office:value="247" calcext:value-type="float">
            <text:p>247</text:p>
          </table:table-cell>
          <table:table-cell table:formula="of:=ROUND(SUM([.$D62]; ROUND(([.K$22]-1)*TRUNC([.$C62]*[.$R$21];0)));0)" office:value-type="float" office:value="287" calcext:value-type="float">
            <text:p>287</text:p>
          </table:table-cell>
          <table:table-cell table:formula="of:=ROUND(SUM([.$D62]; ROUND(([.L$22]-1)*TRUNC([.$C62]*[.$R$21];0)));0)" office:value-type="float" office:value="327" calcext:value-type="float">
            <text:p>327</text:p>
          </table:table-cell>
          <table:table-cell table:formula="of:=ROUND(SUM([.$D62]; ROUND(([.M$22]-1)*TRUNC([.$C62]*[.$R$21];0)));0)" office:value-type="float" office:value="367" calcext:value-type="float">
            <text:p>367</text:p>
          </table:table-cell>
          <table:table-cell table:formula="of:=ROUND(SUM([.$D62]; ROUND(([.N$22]-1)*TRUNC([.$C62]*[.$R$21];0)));0)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T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ROUND(SUM([.$D63]; ROUND(([.E$22]-1)*TRUNC([.$C63]*[.$R$21];0)));0)" office:value-type="float" office:value="68" calcext:value-type="float">
            <text:p>68</text:p>
          </table:table-cell>
          <table:table-cell table:formula="of:=ROUND(SUM([.$D63]; ROUND(([.F$22]-1)*TRUNC([.$C63]*[.$R$21];0)));0)" office:value-type="float" office:value="128" calcext:value-type="float">
            <text:p>128</text:p>
          </table:table-cell>
          <table:table-cell table:formula="of:=ROUND(SUM([.$D63]; ROUND(([.G$22]-1)*TRUNC([.$C63]*[.$R$21];0)));0)" office:value-type="float" office:value="188" calcext:value-type="float">
            <text:p>188</text:p>
          </table:table-cell>
          <table:table-cell table:formula="of:=ROUND(SUM([.$D63]; ROUND(([.H$22]-1)*TRUNC([.$C63]*[.$R$21];0)));0)" office:value-type="float" office:value="248" calcext:value-type="float">
            <text:p>248</text:p>
          </table:table-cell>
          <table:table-cell table:formula="of:=ROUND(SUM([.$D63]; ROUND(([.I$22]-1)*TRUNC([.$C63]*[.$R$21];0)));0)" office:value-type="float" office:value="308" calcext:value-type="float">
            <text:p>308</text:p>
          </table:table-cell>
          <table:table-cell table:formula="of:=ROUND(SUM([.$D63]; ROUND(([.J$22]-1)*TRUNC([.$C63]*[.$R$21];0)));0)" office:value-type="float" office:value="368" calcext:value-type="float">
            <text:p>368</text:p>
          </table:table-cell>
          <table:table-cell table:formula="of:=ROUND(SUM([.$D63]; ROUND(([.K$22]-1)*TRUNC([.$C63]*[.$R$21];0)));0)" office:value-type="float" office:value="428" calcext:value-type="float">
            <text:p>428</text:p>
          </table:table-cell>
          <table:table-cell table:formula="of:=ROUND(SUM([.$D63]; ROUND(([.L$22]-1)*TRUNC([.$C63]*[.$R$21];0)));0)" office:value-type="float" office:value="488" calcext:value-type="float">
            <text:p>488</text:p>
          </table:table-cell>
          <table:table-cell table:formula="of:=ROUND(SUM([.$D63]; ROUND(([.M$22]-1)*TRUNC([.$C63]*[.$R$21];0)));0)" office:value-type="float" office:value="548" calcext:value-type="float">
            <text:p>548</text:p>
          </table:table-cell>
          <table:table-cell table:formula="of:=ROUND(SUM([.$D63]; ROUND(([.N$22]-1)*TRUNC([.$C63]*[.$R$21];0)));0)" office:value-type="float" office:value="602" calcext:value-type="float">
            <text:p>6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DF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ROUND(SUM([.$D64]; ROUND(([.E$22]-1)*TRUNC([.$C64]*[.$R$21];0)));0)" office:value-type="float" office:value="68" calcext:value-type="float">
            <text:p>68</text:p>
          </table:table-cell>
          <table:table-cell table:formula="of:=ROUND(SUM([.$D64]; ROUND(([.F$22]-1)*TRUNC([.$C64]*[.$R$21];0)));0)" office:value-type="float" office:value="128" calcext:value-type="float">
            <text:p>128</text:p>
          </table:table-cell>
          <table:table-cell table:formula="of:=ROUND(SUM([.$D64]; ROUND(([.G$22]-1)*TRUNC([.$C64]*[.$R$21];0)));0)" office:value-type="float" office:value="188" calcext:value-type="float">
            <text:p>188</text:p>
          </table:table-cell>
          <table:table-cell table:formula="of:=ROUND(SUM([.$D64]; ROUND(([.H$22]-1)*TRUNC([.$C64]*[.$R$21];0)));0)" office:value-type="float" office:value="248" calcext:value-type="float">
            <text:p>248</text:p>
          </table:table-cell>
          <table:table-cell table:formula="of:=ROUND(SUM([.$D64]; ROUND(([.I$22]-1)*TRUNC([.$C64]*[.$R$21];0)));0)" office:value-type="float" office:value="308" calcext:value-type="float">
            <text:p>308</text:p>
          </table:table-cell>
          <table:table-cell table:formula="of:=ROUND(SUM([.$D64]; ROUND(([.J$22]-1)*TRUNC([.$C64]*[.$R$21];0)));0)" office:value-type="float" office:value="368" calcext:value-type="float">
            <text:p>368</text:p>
          </table:table-cell>
          <table:table-cell table:formula="of:=ROUND(SUM([.$D64]; ROUND(([.K$22]-1)*TRUNC([.$C64]*[.$R$21];0)));0)" office:value-type="float" office:value="428" calcext:value-type="float">
            <text:p>428</text:p>
          </table:table-cell>
          <table:table-cell table:formula="of:=ROUND(SUM([.$D64]; ROUND(([.L$22]-1)*TRUNC([.$C64]*[.$R$21];0)));0)" office:value-type="float" office:value="488" calcext:value-type="float">
            <text:p>488</text:p>
          </table:table-cell>
          <table:table-cell table:formula="of:=ROUND(SUM([.$D64]; ROUND(([.M$22]-1)*TRUNC([.$C64]*[.$R$21];0)));0)" office:value-type="float" office:value="548" calcext:value-type="float">
            <text:p>548</text:p>
          </table:table-cell>
          <table:table-cell table:formula="of:=ROUND(SUM([.$D64]; ROUND(([.N$22]-1)*TRUNC([.$C64]*[.$R$21];0)));0)" office:value-type="float" office:value="602" calcext:value-type="float">
            <text:p>6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GI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ROUND(SUM([.$D65]; ROUND(([.E$22]-1)*TRUNC([.$C65]*[.$R$21];0)));0)" office:value-type="float" office:value="47" calcext:value-type="float">
            <text:p>47</text:p>
          </table:table-cell>
          <table:table-cell table:formula="of:=ROUND(SUM([.$D65]; ROUND(([.F$22]-1)*TRUNC([.$C65]*[.$R$21];0)));0)" office:value-type="float" office:value="87" calcext:value-type="float">
            <text:p>87</text:p>
          </table:table-cell>
          <table:table-cell table:formula="of:=ROUND(SUM([.$D65]; ROUND(([.G$22]-1)*TRUNC([.$C65]*[.$R$21];0)));0)" office:value-type="float" office:value="127" calcext:value-type="float">
            <text:p>127</text:p>
          </table:table-cell>
          <table:table-cell table:formula="of:=ROUND(SUM([.$D65]; ROUND(([.H$22]-1)*TRUNC([.$C65]*[.$R$21];0)));0)" office:value-type="float" office:value="167" calcext:value-type="float">
            <text:p>167</text:p>
          </table:table-cell>
          <table:table-cell table:formula="of:=ROUND(SUM([.$D65]; ROUND(([.I$22]-1)*TRUNC([.$C65]*[.$R$21];0)));0)" office:value-type="float" office:value="207" calcext:value-type="float">
            <text:p>207</text:p>
          </table:table-cell>
          <table:table-cell table:formula="of:=ROUND(SUM([.$D65]; ROUND(([.J$22]-1)*TRUNC([.$C65]*[.$R$21];0)));0)" office:value-type="float" office:value="247" calcext:value-type="float">
            <text:p>247</text:p>
          </table:table-cell>
          <table:table-cell table:formula="of:=ROUND(SUM([.$D65]; ROUND(([.K$22]-1)*TRUNC([.$C65]*[.$R$21];0)));0)" office:value-type="float" office:value="287" calcext:value-type="float">
            <text:p>287</text:p>
          </table:table-cell>
          <table:table-cell table:formula="of:=ROUND(SUM([.$D65]; ROUND(([.L$22]-1)*TRUNC([.$C65]*[.$R$21];0)));0)" office:value-type="float" office:value="327" calcext:value-type="float">
            <text:p>327</text:p>
          </table:table-cell>
          <table:table-cell table:formula="of:=ROUND(SUM([.$D65]; ROUND(([.M$22]-1)*TRUNC([.$C65]*[.$R$21];0)));0)" office:value-type="float" office:value="367" calcext:value-type="float">
            <text:p>367</text:p>
          </table:table-cell>
          <table:table-cell table:formula="of:=ROUND(SUM([.$D65]; ROUND(([.N$22]-1)*TRUNC([.$C65]*[.$R$21];0)));0)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ROUND(SUM([.$D66]; ROUND(([.E$22]-1)*TRUNC([.$C66]*[.$R$21];0)));0)" office:value-type="float" office:value="34" calcext:value-type="float">
            <text:p>34</text:p>
          </table:table-cell>
          <table:table-cell table:formula="of:=ROUND(SUM([.$D66]; ROUND(([.F$22]-1)*TRUNC([.$C66]*[.$R$21];0)));0)" office:value-type="float" office:value="64" calcext:value-type="float">
            <text:p>64</text:p>
          </table:table-cell>
          <table:table-cell table:formula="of:=ROUND(SUM([.$D66]; ROUND(([.G$22]-1)*TRUNC([.$C66]*[.$R$21];0)));0)" office:value-type="float" office:value="94" calcext:value-type="float">
            <text:p>94</text:p>
          </table:table-cell>
          <table:table-cell table:formula="of:=ROUND(SUM([.$D66]; ROUND(([.H$22]-1)*TRUNC([.$C66]*[.$R$21];0)));0)" office:value-type="float" office:value="124" calcext:value-type="float">
            <text:p>124</text:p>
          </table:table-cell>
          <table:table-cell table:formula="of:=ROUND(SUM([.$D66]; ROUND(([.I$22]-1)*TRUNC([.$C66]*[.$R$21];0)));0)" office:value-type="float" office:value="154" calcext:value-type="float">
            <text:p>154</text:p>
          </table:table-cell>
          <table:table-cell table:formula="of:=ROUND(SUM([.$D66]; ROUND(([.J$22]-1)*TRUNC([.$C66]*[.$R$21];0)));0)" office:value-type="float" office:value="184" calcext:value-type="float">
            <text:p>184</text:p>
          </table:table-cell>
          <table:table-cell table:formula="of:=ROUND(SUM([.$D66]; ROUND(([.K$22]-1)*TRUNC([.$C66]*[.$R$21];0)));0)" office:value-type="float" office:value="214" calcext:value-type="float">
            <text:p>214</text:p>
          </table:table-cell>
          <table:table-cell table:formula="of:=ROUND(SUM([.$D66]; ROUND(([.L$22]-1)*TRUNC([.$C66]*[.$R$21];0)));0)" office:value-type="float" office:value="244" calcext:value-type="float">
            <text:p>244</text:p>
          </table:table-cell>
          <table:table-cell table:formula="of:=ROUND(SUM([.$D66]; ROUND(([.M$22]-1)*TRUNC([.$C66]*[.$R$21];0)));0)" office:value-type="float" office:value="274" calcext:value-type="float">
            <text:p>274</text:p>
          </table:table-cell>
          <table:table-cell table:formula="of:=ROUND(SUM([.$D66]; ROUND(([.N$22]-1)*TRUNC([.$C66]*[.$R$21];0)));0)" office:value-type="float" office:value="301" calcext:value-type="float">
            <text:p>301</text:p>
          </table:table-cell>
          <table:table-cell table:number-columns-repeated="9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 table:number-columns-spanned="3" table:number-rows-spanned="1">
            <text:p>Picaro</text:p>
          </table:table-cell>
          <table:covered-table-cell table:number-columns-repeated="2"/>
          <table:table-cell table:number-columns-repeated="19"/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Val. Sta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table:formula="of:=ROUND(SUM([.$D71]; ROUND(([.E$22]-1)*TRUNC([.$C71]*[.$R$21];0)));0)" office:value-type="float" office:value="169" calcext:value-type="float">
            <text:p>169</text:p>
          </table:table-cell>
          <table:table-cell table:formula="of:=ROUND(SUM([.$D71]; ROUND(([.F$22]-1)*TRUNC([.$C71]*[.$R$21];0)));0)" office:value-type="float" office:value="209" calcext:value-type="float">
            <text:p>209</text:p>
          </table:table-cell>
          <table:table-cell table:formula="of:=ROUND(SUM([.$D71]; ROUND(([.G$22]-1)*TRUNC([.$C71]*[.$R$21];0)));0)" office:value-type="float" office:value="249" calcext:value-type="float">
            <text:p>249</text:p>
          </table:table-cell>
          <table:table-cell table:formula="of:=ROUND(SUM([.$D71]; ROUND(([.H$22]-1)*TRUNC([.$C71]*[.$R$21];0)));0)" office:value-type="float" office:value="289" calcext:value-type="float">
            <text:p>289</text:p>
          </table:table-cell>
          <table:table-cell table:formula="of:=ROUND(SUM([.$D71]; ROUND(([.I$22]-1)*TRUNC([.$C71]*[.$R$21];0)));0)" office:value-type="float" office:value="329" calcext:value-type="float">
            <text:p>329</text:p>
          </table:table-cell>
          <table:table-cell table:formula="of:=ROUND(SUM([.$D71]; ROUND(([.J$22]-1)*TRUNC([.$C71]*[.$R$21];0)));0)" office:value-type="float" office:value="369" calcext:value-type="float">
            <text:p>369</text:p>
          </table:table-cell>
          <table:table-cell table:formula="of:=ROUND(SUM([.$D71]; ROUND(([.K$22]-1)*TRUNC([.$C71]*[.$R$21];0)));0)" office:value-type="float" office:value="409" calcext:value-type="float">
            <text:p>409</text:p>
          </table:table-cell>
          <table:table-cell table:formula="of:=ROUND(SUM([.$D71]; ROUND(([.L$22]-1)*TRUNC([.$C71]*[.$R$21];0)));0)" office:value-type="float" office:value="449" calcext:value-type="float">
            <text:p>449</text:p>
          </table:table-cell>
          <table:table-cell table:formula="of:=ROUND(SUM([.$D71]; ROUND(([.M$22]-1)*TRUNC([.$C71]*[.$R$21];0)));0)" office:value-type="float" office:value="489" calcext:value-type="float">
            <text:p>489</text:p>
          </table:table-cell>
          <table:table-cell table:formula="of:=ROUND(SUM([.$D71]; ROUND(([.N$22]-1)*TRUNC([.$C71]*[.$R$21];0)));0)" office:value-type="float" office:value="525" calcext:value-type="float">
            <text:p>5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P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ROUND(SUM([.$D72]; ROUND(([.E$22]-1)*TRUNC([.$C72]*[.$R$21];0)));0)" office:value-type="float" office:value="127" calcext:value-type="float">
            <text:p>127</text:p>
          </table:table-cell>
          <table:table-cell table:formula="of:=ROUND(SUM([.$D72]; ROUND(([.F$22]-1)*TRUNC([.$C72]*[.$R$21];0)));0)" office:value-type="float" office:value="157" calcext:value-type="float">
            <text:p>157</text:p>
          </table:table-cell>
          <table:table-cell table:formula="of:=ROUND(SUM([.$D72]; ROUND(([.G$22]-1)*TRUNC([.$C72]*[.$R$21];0)));0)" office:value-type="float" office:value="187" calcext:value-type="float">
            <text:p>187</text:p>
          </table:table-cell>
          <table:table-cell table:formula="of:=ROUND(SUM([.$D72]; ROUND(([.H$22]-1)*TRUNC([.$C72]*[.$R$21];0)));0)" office:value-type="float" office:value="217" calcext:value-type="float">
            <text:p>217</text:p>
          </table:table-cell>
          <table:table-cell table:formula="of:=ROUND(SUM([.$D72]; ROUND(([.I$22]-1)*TRUNC([.$C72]*[.$R$21];0)));0)" office:value-type="float" office:value="247" calcext:value-type="float">
            <text:p>247</text:p>
          </table:table-cell>
          <table:table-cell table:formula="of:=ROUND(SUM([.$D72]; ROUND(([.J$22]-1)*TRUNC([.$C72]*[.$R$21];0)));0)" office:value-type="float" office:value="277" calcext:value-type="float">
            <text:p>277</text:p>
          </table:table-cell>
          <table:table-cell table:formula="of:=ROUND(SUM([.$D72]; ROUND(([.K$22]-1)*TRUNC([.$C72]*[.$R$21];0)));0)" office:value-type="float" office:value="307" calcext:value-type="float">
            <text:p>307</text:p>
          </table:table-cell>
          <table:table-cell table:formula="of:=ROUND(SUM([.$D72]; ROUND(([.L$22]-1)*TRUNC([.$C72]*[.$R$21];0)));0)" office:value-type="float" office:value="337" calcext:value-type="float">
            <text:p>337</text:p>
          </table:table-cell>
          <table:table-cell table:formula="of:=ROUND(SUM([.$D72]; ROUND(([.M$22]-1)*TRUNC([.$C72]*[.$R$21];0)));0)" office:value-type="float" office:value="367" calcext:value-type="float">
            <text:p>367</text:p>
          </table:table-cell>
          <table:table-cell table:formula="of:=ROUND(SUM([.$D72]; ROUND(([.N$22]-1)*TRUNC([.$C72]*[.$R$21];0)));0)"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Q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ROUND(SUM([.$D73]; ROUND(([.E$22]-1)*TRUNC([.$C73]*[.$R$21];0)));0)" office:value-type="float" office:value="81" calcext:value-type="float">
            <text:p>81</text:p>
          </table:table-cell>
          <table:table-cell table:formula="of:=ROUND(SUM([.$D73]; ROUND(([.F$22]-1)*TRUNC([.$C73]*[.$R$21];0)));0)" office:value-type="float" office:value="151" calcext:value-type="float">
            <text:p>151</text:p>
          </table:table-cell>
          <table:table-cell table:formula="of:=ROUND(SUM([.$D73]; ROUND(([.G$22]-1)*TRUNC([.$C73]*[.$R$21];0)));0)" office:value-type="float" office:value="221" calcext:value-type="float">
            <text:p>221</text:p>
          </table:table-cell>
          <table:table-cell table:formula="of:=ROUND(SUM([.$D73]; ROUND(([.H$22]-1)*TRUNC([.$C73]*[.$R$21];0)));0)" office:value-type="float" office:value="291" calcext:value-type="float">
            <text:p>291</text:p>
          </table:table-cell>
          <table:table-cell table:formula="of:=ROUND(SUM([.$D73]; ROUND(([.I$22]-1)*TRUNC([.$C73]*[.$R$21];0)));0)" office:value-type="float" office:value="361" calcext:value-type="float">
            <text:p>361</text:p>
          </table:table-cell>
          <table:table-cell table:formula="of:=ROUND(SUM([.$D73]; ROUND(([.J$22]-1)*TRUNC([.$C73]*[.$R$21];0)));0)" office:value-type="float" office:value="431" calcext:value-type="float">
            <text:p>431</text:p>
          </table:table-cell>
          <table:table-cell table:formula="of:=ROUND(SUM([.$D73]; ROUND(([.K$22]-1)*TRUNC([.$C73]*[.$R$21];0)));0)" office:value-type="float" office:value="501" calcext:value-type="float">
            <text:p>501</text:p>
          </table:table-cell>
          <table:table-cell table:formula="of:=ROUND(SUM([.$D73]; ROUND(([.L$22]-1)*TRUNC([.$C73]*[.$R$21];0)));0)" office:value-type="float" office:value="571" calcext:value-type="float">
            <text:p>571</text:p>
          </table:table-cell>
          <table:table-cell table:formula="of:=ROUND(SUM([.$D73]; ROUND(([.M$22]-1)*TRUNC([.$C73]*[.$R$21];0)));0)" office:value-type="float" office:value="641" calcext:value-type="float">
            <text:p>641</text:p>
          </table:table-cell>
          <table:table-cell table:formula="of:=ROUND(SUM([.$D73]; ROUND(([.N$22]-1)*TRUNC([.$C73]*[.$R$21];0)));0)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EF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ROUND(SUM([.$D74]; ROUND(([.E$22]-1)*TRUNC([.$C74]*[.$R$21];0)));0)" office:value-type="float" office:value="34" calcext:value-type="float">
            <text:p>34</text:p>
          </table:table-cell>
          <table:table-cell table:formula="of:=ROUND(SUM([.$D74]; ROUND(([.F$22]-1)*TRUNC([.$C74]*[.$R$21];0)));0)" office:value-type="float" office:value="64" calcext:value-type="float">
            <text:p>64</text:p>
          </table:table-cell>
          <table:table-cell table:formula="of:=ROUND(SUM([.$D74]; ROUND(([.G$22]-1)*TRUNC([.$C74]*[.$R$21];0)));0)" office:value-type="float" office:value="94" calcext:value-type="float">
            <text:p>94</text:p>
          </table:table-cell>
          <table:table-cell table:formula="of:=ROUND(SUM([.$D74]; ROUND(([.H$22]-1)*TRUNC([.$C74]*[.$R$21];0)));0)" office:value-type="float" office:value="124" calcext:value-type="float">
            <text:p>124</text:p>
          </table:table-cell>
          <table:table-cell table:formula="of:=ROUND(SUM([.$D74]; ROUND(([.I$22]-1)*TRUNC([.$C74]*[.$R$21];0)));0)" office:value-type="float" office:value="154" calcext:value-type="float">
            <text:p>154</text:p>
          </table:table-cell>
          <table:table-cell table:formula="of:=ROUND(SUM([.$D74]; ROUND(([.J$22]-1)*TRUNC([.$C74]*[.$R$21];0)));0)" office:value-type="float" office:value="184" calcext:value-type="float">
            <text:p>184</text:p>
          </table:table-cell>
          <table:table-cell table:formula="of:=ROUND(SUM([.$D74]; ROUND(([.K$22]-1)*TRUNC([.$C74]*[.$R$21];0)));0)" office:value-type="float" office:value="214" calcext:value-type="float">
            <text:p>214</text:p>
          </table:table-cell>
          <table:table-cell table:formula="of:=ROUND(SUM([.$D74]; ROUND(([.L$22]-1)*TRUNC([.$C74]*[.$R$21];0)));0)" office:value-type="float" office:value="244" calcext:value-type="float">
            <text:p>244</text:p>
          </table:table-cell>
          <table:table-cell table:formula="of:=ROUND(SUM([.$D74]; ROUND(([.M$22]-1)*TRUNC([.$C74]*[.$R$21];0)));0)" office:value-type="float" office:value="274" calcext:value-type="float">
            <text:p>274</text:p>
          </table:table-cell>
          <table:table-cell table:formula="of:=ROUND(SUM([.$D74]; ROUND(([.N$22]-1)*TRUNC([.$C74]*[.$R$21];0)));0)" office:value-type="float" office:value="301" calcext:value-type="float">
            <text:p>3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ROUND(SUM([.$D75]; ROUND(([.E$22]-1)*TRUNC([.$C75]*[.$R$21];0)));0)" office:value-type="float" office:value="34" calcext:value-type="float">
            <text:p>34</text:p>
          </table:table-cell>
          <table:table-cell table:formula="of:=ROUND(SUM([.$D75]; ROUND(([.F$22]-1)*TRUNC([.$C75]*[.$R$21];0)));0)" office:value-type="float" office:value="64" calcext:value-type="float">
            <text:p>64</text:p>
          </table:table-cell>
          <table:table-cell table:formula="of:=ROUND(SUM([.$D75]; ROUND(([.G$22]-1)*TRUNC([.$C75]*[.$R$21];0)));0)" office:value-type="float" office:value="94" calcext:value-type="float">
            <text:p>94</text:p>
          </table:table-cell>
          <table:table-cell table:formula="of:=ROUND(SUM([.$D75]; ROUND(([.H$22]-1)*TRUNC([.$C75]*[.$R$21];0)));0)" office:value-type="float" office:value="124" calcext:value-type="float">
            <text:p>124</text:p>
          </table:table-cell>
          <table:table-cell table:formula="of:=ROUND(SUM([.$D75]; ROUND(([.I$22]-1)*TRUNC([.$C75]*[.$R$21];0)));0)" office:value-type="float" office:value="154" calcext:value-type="float">
            <text:p>154</text:p>
          </table:table-cell>
          <table:table-cell table:formula="of:=ROUND(SUM([.$D75]; ROUND(([.J$22]-1)*TRUNC([.$C75]*[.$R$21];0)));0)" office:value-type="float" office:value="184" calcext:value-type="float">
            <text:p>184</text:p>
          </table:table-cell>
          <table:table-cell table:formula="of:=ROUND(SUM([.$D75]; ROUND(([.K$22]-1)*TRUNC([.$C75]*[.$R$21];0)));0)" office:value-type="float" office:value="214" calcext:value-type="float">
            <text:p>214</text:p>
          </table:table-cell>
          <table:table-cell table:formula="of:=ROUND(SUM([.$D75]; ROUND(([.L$22]-1)*TRUNC([.$C75]*[.$R$21];0)));0)" office:value-type="float" office:value="244" calcext:value-type="float">
            <text:p>244</text:p>
          </table:table-cell>
          <table:table-cell table:formula="of:=ROUND(SUM([.$D75]; ROUND(([.M$22]-1)*TRUNC([.$C75]*[.$R$21];0)));0)" office:value-type="float" office:value="274" calcext:value-type="float">
            <text:p>274</text:p>
          </table:table-cell>
          <table:table-cell table:formula="of:=ROUND(SUM([.$D75]; ROUND(([.N$22]-1)*TRUNC([.$C75]*[.$R$21];0)));0)" office:value-type="float" office:value="301" calcext:value-type="float">
            <text:p>3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DF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ROUND(SUM([.$D76]; ROUND(([.E$22]-1)*TRUNC([.$C76]*[.$R$21];0)));0)" office:value-type="float" office:value="34" calcext:value-type="float">
            <text:p>34</text:p>
          </table:table-cell>
          <table:table-cell table:formula="of:=ROUND(SUM([.$D76]; ROUND(([.F$22]-1)*TRUNC([.$C76]*[.$R$21];0)));0)" office:value-type="float" office:value="64" calcext:value-type="float">
            <text:p>64</text:p>
          </table:table-cell>
          <table:table-cell table:formula="of:=ROUND(SUM([.$D76]; ROUND(([.G$22]-1)*TRUNC([.$C76]*[.$R$21];0)));0)" office:value-type="float" office:value="94" calcext:value-type="float">
            <text:p>94</text:p>
          </table:table-cell>
          <table:table-cell table:formula="of:=ROUND(SUM([.$D76]; ROUND(([.H$22]-1)*TRUNC([.$C76]*[.$R$21];0)));0)" office:value-type="float" office:value="124" calcext:value-type="float">
            <text:p>124</text:p>
          </table:table-cell>
          <table:table-cell table:formula="of:=ROUND(SUM([.$D76]; ROUND(([.I$22]-1)*TRUNC([.$C76]*[.$R$21];0)));0)" office:value-type="float" office:value="154" calcext:value-type="float">
            <text:p>154</text:p>
          </table:table-cell>
          <table:table-cell table:formula="of:=ROUND(SUM([.$D76]; ROUND(([.J$22]-1)*TRUNC([.$C76]*[.$R$21];0)));0)" office:value-type="float" office:value="184" calcext:value-type="float">
            <text:p>184</text:p>
          </table:table-cell>
          <table:table-cell table:formula="of:=ROUND(SUM([.$D76]; ROUND(([.K$22]-1)*TRUNC([.$C76]*[.$R$21];0)));0)" office:value-type="float" office:value="214" calcext:value-type="float">
            <text:p>214</text:p>
          </table:table-cell>
          <table:table-cell table:formula="of:=ROUND(SUM([.$D76]; ROUND(([.L$22]-1)*TRUNC([.$C76]*[.$R$21];0)));0)" office:value-type="float" office:value="244" calcext:value-type="float">
            <text:p>244</text:p>
          </table:table-cell>
          <table:table-cell table:formula="of:=ROUND(SUM([.$D76]; ROUND(([.M$22]-1)*TRUNC([.$C76]*[.$R$21];0)));0)" office:value-type="float" office:value="274" calcext:value-type="float">
            <text:p>274</text:p>
          </table:table-cell>
          <table:table-cell table:formula="of:=ROUND(SUM([.$D76]; ROUND(([.N$22]-1)*TRUNC([.$C76]*[.$R$21];0)));0)" office:value-type="float" office:value="301" calcext:value-type="float">
            <text:p>3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GI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ROUND(SUM([.$D77]; ROUND(([.E$22]-1)*TRUNC([.$C77]*[.$R$21];0)));0)" office:value-type="float" office:value="81" calcext:value-type="float">
            <text:p>81</text:p>
          </table:table-cell>
          <table:table-cell table:formula="of:=ROUND(SUM([.$D77]; ROUND(([.F$22]-1)*TRUNC([.$C77]*[.$R$21];0)));0)" office:value-type="float" office:value="151" calcext:value-type="float">
            <text:p>151</text:p>
          </table:table-cell>
          <table:table-cell table:formula="of:=ROUND(SUM([.$D77]; ROUND(([.G$22]-1)*TRUNC([.$C77]*[.$R$21];0)));0)" office:value-type="float" office:value="221" calcext:value-type="float">
            <text:p>221</text:p>
          </table:table-cell>
          <table:table-cell table:formula="of:=ROUND(SUM([.$D77]; ROUND(([.H$22]-1)*TRUNC([.$C77]*[.$R$21];0)));0)" office:value-type="float" office:value="291" calcext:value-type="float">
            <text:p>291</text:p>
          </table:table-cell>
          <table:table-cell table:formula="of:=ROUND(SUM([.$D77]; ROUND(([.I$22]-1)*TRUNC([.$C77]*[.$R$21];0)));0)" office:value-type="float" office:value="361" calcext:value-type="float">
            <text:p>361</text:p>
          </table:table-cell>
          <table:table-cell table:formula="of:=ROUND(SUM([.$D77]; ROUND(([.J$22]-1)*TRUNC([.$C77]*[.$R$21];0)));0)" office:value-type="float" office:value="431" calcext:value-type="float">
            <text:p>431</text:p>
          </table:table-cell>
          <table:table-cell table:formula="of:=ROUND(SUM([.$D77]; ROUND(([.K$22]-1)*TRUNC([.$C77]*[.$R$21];0)));0)" office:value-type="float" office:value="501" calcext:value-type="float">
            <text:p>501</text:p>
          </table:table-cell>
          <table:table-cell table:formula="of:=ROUND(SUM([.$D77]; ROUND(([.L$22]-1)*TRUNC([.$C77]*[.$R$21];0)));0)" office:value-type="float" office:value="571" calcext:value-type="float">
            <text:p>571</text:p>
          </table:table-cell>
          <table:table-cell table:formula="of:=ROUND(SUM([.$D77]; ROUND(([.M$22]-1)*TRUNC([.$C77]*[.$R$21];0)));0)" office:value-type="float" office:value="641" calcext:value-type="float">
            <text:p>641</text:p>
          </table:table-cell>
          <table:table-cell table:formula="of:=ROUND(SUM([.$D77]; ROUND(([.N$22]-1)*TRUNC([.$C77]*[.$R$21];0)));0)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UK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ROUND(SUM([.$D78]; ROUND(([.E$22]-1)*TRUNC([.$C78]*[.$R$21];0)));0)" office:value-type="float" office:value="81" calcext:value-type="float">
            <text:p>81</text:p>
          </table:table-cell>
          <table:table-cell table:formula="of:=ROUND(SUM([.$D78]; ROUND(([.F$22]-1)*TRUNC([.$C78]*[.$R$21];0)));0)" office:value-type="float" office:value="151" calcext:value-type="float">
            <text:p>151</text:p>
          </table:table-cell>
          <table:table-cell table:formula="of:=ROUND(SUM([.$D78]; ROUND(([.G$22]-1)*TRUNC([.$C78]*[.$R$21];0)));0)" office:value-type="float" office:value="221" calcext:value-type="float">
            <text:p>221</text:p>
          </table:table-cell>
          <table:table-cell table:formula="of:=ROUND(SUM([.$D78]; ROUND(([.H$22]-1)*TRUNC([.$C78]*[.$R$21];0)));0)" office:value-type="float" office:value="291" calcext:value-type="float">
            <text:p>291</text:p>
          </table:table-cell>
          <table:table-cell table:formula="of:=ROUND(SUM([.$D78]; ROUND(([.I$22]-1)*TRUNC([.$C78]*[.$R$21];0)));0)" office:value-type="float" office:value="361" calcext:value-type="float">
            <text:p>361</text:p>
          </table:table-cell>
          <table:table-cell table:formula="of:=ROUND(SUM([.$D78]; ROUND(([.J$22]-1)*TRUNC([.$C78]*[.$R$21];0)));0)" office:value-type="float" office:value="431" calcext:value-type="float">
            <text:p>431</text:p>
          </table:table-cell>
          <table:table-cell table:formula="of:=ROUND(SUM([.$D78]; ROUND(([.K$22]-1)*TRUNC([.$C78]*[.$R$21];0)));0)" office:value-type="float" office:value="501" calcext:value-type="float">
            <text:p>501</text:p>
          </table:table-cell>
          <table:table-cell table:formula="of:=ROUND(SUM([.$D78]; ROUND(([.L$22]-1)*TRUNC([.$C78]*[.$R$21];0)));0)" office:value-type="float" office:value="571" calcext:value-type="float">
            <text:p>571</text:p>
          </table:table-cell>
          <table:table-cell table:formula="of:=ROUND(SUM([.$D78]; ROUND(([.M$22]-1)*TRUNC([.$C78]*[.$R$21];0)));0)" office:value-type="float" office:value="641" calcext:value-type="float">
            <text:p>641</text:p>
          </table:table-cell>
          <table:table-cell table:formula="of:=ROUND(SUM([.$D78]; ROUND(([.N$22]-1)*TRUNC([.$C78]*[.$R$21];0)));0)" office:value-type="float" office:value="704" calcext:value-type="float">
            <text:p>704</text:p>
          </table:table-cell>
          <table:table-cell table:number-columns-repeated="9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7:56:56.209000000</meta:creation-date>
    <dc:date>2017-07-11T22:06:37.738000000</dc:date>
    <meta:editing-duration>PT1H51M16S</meta:editing-duration>
    <meta:editing-cycles>1</meta:editing-cycles>
    <meta:document-statistic meta:table-count="2" meta:cell-count="736" meta:object-count="0"/>
    <meta:generator>LibreOffice/5.3.4.2$Windows_x86 LibreOffice_project/f82d347ccc0be322489bf7da61d7e4ad13fe2ff3</meta:generator>
  </office:meta>
</office:document-meta>
</file>